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Verdana" svg:font-family="Verdana" style:font-family-generic="swiss" style:font-pitch="variable" svg:panose-1="2 11 6 4 3 5 4 4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Otsikko1" style:master-page-name="MP0" style:family="paragraph">
      <style:paragraph-properties fo:break-before="page" fo:text-align="center" fo:background-color="#FFFFFF"/>
      <style:text-properties style:font-name="Verdana" fo:language="en" fo:country="US"/>
    </style:style>
    <style:style style:name="P2" style:parent-style-name="Textbody" style:family="paragraph">
      <style:paragraph-properties fo:background-color="#FFFFFF"/>
      <style:text-properties style:font-name="Verdana" fo:language="en" fo:country="US"/>
    </style:style>
    <style:style style:name="P3" style:parent-style-name="Textbody" style:family="paragraph">
      <style:paragraph-properties fo:margin-bottom="0in" fo:background-color="#FFFFFF"/>
      <style:text-properties style:font-name="Verdana" fo:language="en" fo:country="US"/>
    </style:style>
    <style:style style:name="P4" style:parent-style-name="Otsikko1" style:family="paragraph">
      <style:paragraph-properties fo:text-align="center" fo:background-color="#FFFFFF"/>
      <style:text-properties style:font-name="Verdana" fo:language="en" fo:country="US"/>
    </style:style>
    <style:style style:name="P5" style:parent-style-name="Textbody" style:family="paragraph">
      <style:paragraph-properties fo:margin-top="0.0402in" fo:margin-bottom="0.043in" fo:background-color="#FFFFFF"/>
      <style:text-properties style:font-name="Verdana" fo:language="en" fo:country="US"/>
    </style:style>
    <style:style style:name="P6" style:parent-style-name="Textbody" style:family="paragraph">
      <style:paragraph-properties fo:margin-top="0.0402in" fo:margin-bottom="0.043in" fo:background-color="#FFFFFF"/>
      <style:text-properties style:font-name="Verdana" fo:language="en" fo:country="US"/>
    </style:style>
    <style:style style:name="P7" style:parent-style-name="Textbody" style:family="paragraph">
      <style:paragraph-properties fo:margin-top="0.0402in" fo:margin-bottom="0.043in" fo:background-color="#FFFFFF"/>
      <style:text-properties style:font-name="Verdana" fo:language="en" fo:country="US"/>
    </style:style>
    <style:style style:name="P8" style:parent-style-name="Textbody" style:family="paragraph">
      <style:paragraph-properties fo:margin-top="0.0402in" fo:margin-bottom="0.043in" fo:background-color="#FFFFFF"/>
      <style:text-properties style:font-name="Verdana" fo:language="en" fo:country="US"/>
    </style:style>
    <style:style style:name="P9" style:parent-style-name="Textbody" style:family="paragraph">
      <style:paragraph-properties fo:margin-top="0.0402in" fo:margin-bottom="0.043in" fo:background-color="#FFFFFF"/>
      <style:text-properties style:font-name="Verdana" fo:language="en" fo:country="US"/>
    </style:style>
    <style:style style:name="P10" style:parent-style-name="Otsikko1" style:family="paragraph">
      <style:paragraph-properties fo:text-align="center"/>
      <style:text-properties style:font-name="Verdana" fo:language="en" fo:country="US"/>
    </style:style>
    <style:style style:name="P11" style:parent-style-name="Textbody" style:family="paragraph">
      <style:paragraph-properties fo:margin-bottom="0.043in"/>
      <style:text-properties style:font-name="Verdana" fo:language="en" fo:country="US"/>
    </style:style>
    <style:style style:name="P12" style:parent-style-name="Textbody" style:family="paragraph">
      <style:paragraph-properties fo:margin-bottom="0.043in"/>
      <style:text-properties style:font-name="Verdana" fo:font-weight="bold" style:font-weight-asian="bold" style:font-weight-complex="bold" fo:language="en" fo:country="US"/>
    </style:style>
    <style:style style:name="P13" style:parent-style-name="Textbody" style:family="paragraph">
      <style:paragraph-properties fo:margin-top="0.0402in" fo:margin-bottom="0.0402in"/>
      <style:text-properties style:font-name="Verdana" fo:language="en" fo:country="US"/>
    </style:style>
    <style:style style:name="TableColumn15" style:family="table-column">
      <style:table-column-properties style:column-width="1.3125in" style:use-optimal-column-width="false"/>
    </style:style>
    <style:style style:name="TableColumn16" style:family="table-column">
      <style:table-column-properties style:column-width="5.3798in" style:use-optimal-column-width="false"/>
    </style:style>
    <style:style style:name="Table14" style:family="table">
      <style:table-properties style:width="6.6923in" fo:margin-left="0in" table:align="left"/>
    </style:style>
    <style:style style:name="TableRow17" style:family="table-row">
      <style:table-row-properties style:use-optimal-row-height="false"/>
    </style:style>
    <style:style style:name="TableCell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 style:parent-style-name="TableContents" style:family="paragraph">
      <style:text-properties style:font-name="Verdana" fo:language="en" fo:country="US"/>
    </style:style>
    <style:style style:name="TableCell20" style:family="table-cell">
      <style:table-cell-properties fo:border="0.0034in solid #000000" style:writing-mode="lr-tb" fo:padding-top="0.0381in" fo:padding-left="0.0381in" fo:padding-bottom="0.0381in" fo:padding-right="0.0381in"/>
    </style:style>
    <style:style style:name="P21" style:parent-style-name="TableContents" style:family="paragraph">
      <style:text-properties style:font-name="Verdana" fo:language="en" fo:country="US"/>
    </style:style>
    <style:style style:name="TableRow22" style:family="table-row">
      <style:table-row-properties style:use-optimal-row-height="false"/>
    </style:style>
    <style:style style:name="TableCell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 style:parent-style-name="TableContents" style:family="paragraph">
      <style:paragraph-properties fo:text-align="center"/>
      <style:text-properties style:font-name="Verdana" fo:language="en" fo:country="US"/>
    </style:style>
    <style:style style:name="TableCell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 style:parent-style-name="TableContents" style:family="paragraph">
      <style:text-properties style:font-name="Verdana" fo:language="en" fo:country="US"/>
    </style:style>
    <style:style style:name="TableRow27" style:family="table-row">
      <style:table-row-properties style:use-optimal-row-height="false"/>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 style:parent-style-name="TableContents" style:family="paragraph">
      <style:paragraph-properties fo:text-align="center"/>
      <style:text-properties style:font-name="Verdana" fo:language="en" fo:country="US"/>
    </style:style>
    <style:style style:name="TableCell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 style:parent-style-name="TableContents" style:family="paragraph">
      <style:text-properties style:font-name="Verdana" fo:language="en" fo:country="US"/>
    </style:style>
    <style:style style:name="TableRow32" style:family="table-row">
      <style:table-row-properties style:use-optimal-row-height="false"/>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 style:parent-style-name="TableContents" style:family="paragraph">
      <style:paragraph-properties fo:text-align="center"/>
      <style:text-properties style:font-name="Verdana" fo:language="en" fo:country="US"/>
    </style:style>
    <style:style style:name="TableCell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 style:parent-style-name="TableContents" style:family="paragraph">
      <style:text-properties style:font-name="Verdana" fo:language="en" fo:country="US"/>
    </style:style>
    <style:style style:name="TableRow37" style:family="table-row">
      <style:table-row-properties style:use-optimal-row-height="false"/>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 style:parent-style-name="TableContents" style:family="paragraph">
      <style:paragraph-properties fo:text-align="center"/>
      <style:text-properties style:font-name="Verdana" fo:language="en" fo:country="US"/>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 style:parent-style-name="TableContents" style:family="paragraph">
      <style:text-properties style:font-name="Verdana" fo:language="en" fo:country="US"/>
    </style:style>
    <style:style style:name="TableRow42" style:family="table-row">
      <style:table-row-properties style:use-optimal-row-height="false"/>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 style:parent-style-name="TableContents" style:family="paragraph">
      <style:paragraph-properties fo:text-align="center"/>
      <style:text-properties style:font-name="Verdana" fo:language="en" fo:country="US"/>
    </style:style>
    <style:style style:name="TableCell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 style:parent-style-name="TableContents" style:family="paragraph">
      <style:text-properties style:font-name="Verdana" fo:language="en" fo:country="US"/>
    </style:style>
    <style:style style:name="TableRow47" style:family="table-row">
      <style:table-row-properties style:use-optimal-row-height="false"/>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 style:parent-style-name="TableContents" style:family="paragraph">
      <style:paragraph-properties fo:text-align="center"/>
      <style:text-properties style:font-name="Verdana" fo:language="en" fo:country="US"/>
    </style:style>
    <style:style style:name="TableCell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 style:parent-style-name="TableContents" style:family="paragraph">
      <style:text-properties style:font-name="Verdana" fo:language="en" fo:country="US"/>
    </style:style>
    <style:style style:name="P52" style:parent-style-name="Textbody" style:family="paragraph">
      <style:paragraph-properties fo:margin-top="0.0402in" fo:margin-bottom="0.0402in"/>
      <style:text-properties style:font-name="Verdana" fo:language="en" fo:country="US"/>
    </style:style>
    <style:style style:name="P53" style:parent-style-name="Textbody" style:family="paragraph">
      <style:paragraph-properties fo:margin-top="0.0402in" fo:margin-bottom="0.0402in"/>
      <style:text-properties style:font-name="Verdana" fo:language="en" fo:country="US"/>
    </style:style>
    <style:style style:name="P54" style:parent-style-name="Textbody" style:family="paragraph">
      <style:paragraph-properties fo:margin-top="0.0402in" fo:margin-bottom="0.0402in"/>
      <style:text-properties style:font-name="Verdana" fo:language="en" fo:country="US"/>
    </style:style>
    <style:style style:name="P55" style:parent-style-name="Textbody" style:family="paragraph">
      <style:paragraph-properties fo:margin-bottom="0in"/>
      <style:text-properties style:font-name="Verdana" fo:language="en" fo:country="US"/>
    </style:style>
    <style:style style:name="P56" style:parent-style-name="Textbody" style:family="paragraph">
      <style:paragraph-properties fo:margin-top="0.0402in" fo:margin-bottom="0.043in"/>
      <style:text-properties style:font-name="Verdana" fo:font-weight="bold" style:font-weight-asian="bold" style:font-weight-complex="bold" fo:language="en" fo:country="US"/>
    </style:style>
    <style:style style:name="P57" style:parent-style-name="Textbody" style:family="paragraph">
      <style:paragraph-properties fo:margin-bottom="0.0027in"/>
      <style:text-properties style:font-name="Verdana" fo:language="en" fo:country="US"/>
    </style:style>
    <style:style style:name="P58" style:parent-style-name="Textbody" style:family="paragraph">
      <style:paragraph-properties fo:margin-top="0.0805in" fo:margin-bottom="0.0805in"/>
      <style:text-properties style:font-name="Verdana" fo:language="en" fo:country="US"/>
    </style:style>
    <style:style style:name="P59" style:parent-style-name="Textbody" style:family="paragraph">
      <style:paragraph-properties fo:margin-bottom="0.043in"/>
      <style:text-properties style:font-name="Verdana" fo:language="en" fo:country="US"/>
    </style:style>
    <style:style style:name="P60" style:parent-style-name="Textbody" style:family="paragraph">
      <style:paragraph-properties fo:margin-top="0.0402in"/>
      <style:text-properties style:font-name="Verdana" fo:language="en" fo:country="US"/>
    </style:style>
    <style:style style:name="P61" style:parent-style-name="Textbody" style:family="paragraph">
      <style:text-properties style:font-name="Verdana" fo:font-weight="bold" style:font-weight-asian="bold" style:font-weight-complex="bold" fo:language="en" fo:country="US"/>
    </style:style>
    <style:style style:name="P62" style:parent-style-name="Textbody" style:family="paragraph">
      <style:text-properties style:font-name="Verdana" fo:language="en" fo:country="US"/>
    </style:style>
    <style:style style:name="P63" style:parent-style-name="Textbody" style:family="paragraph">
      <style:text-properties style:font-name="Verdana" fo:language="en" fo:country="US"/>
    </style:style>
    <style:style style:name="TableColumn65" style:family="table-column">
      <style:table-column-properties style:column-width="1.6729in" style:use-optimal-column-width="false"/>
    </style:style>
    <style:style style:name="TableColumn66" style:family="table-column">
      <style:table-column-properties style:column-width="1.6729in" style:use-optimal-column-width="false"/>
    </style:style>
    <style:style style:name="TableColumn67" style:family="table-column">
      <style:table-column-properties style:column-width="1.6729in" style:use-optimal-column-width="false"/>
    </style:style>
    <style:style style:name="TableColumn68" style:family="table-column">
      <style:table-column-properties style:column-width="1.6736in" style:use-optimal-column-width="false"/>
    </style:style>
    <style:style style:name="Table64" style:family="table">
      <style:table-properties style:width="6.6923in" fo:margin-left="0in" table:align="left"/>
    </style:style>
    <style:style style:name="TableRow69" style:family="table-row">
      <style:table-row-properties style:use-optimal-row-height="false"/>
    </style:style>
    <style:style style:name="TableCell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1" style:parent-style-name="TableContents" style:family="paragraph">
      <style:paragraph-properties fo:text-align="center"/>
      <style:text-properties style:font-name="Verdana" fo:font-weight="bold" style:font-weight-asian="bold" style:font-weight-complex="bold" fo:language="en" fo:country="US"/>
    </style:style>
    <style:style style:name="TableCell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3" style:parent-style-name="TableContents" style:family="paragraph">
      <style:paragraph-properties fo:text-align="center"/>
      <style:text-properties style:font-name="Verdana" fo:language="en" fo:country="US"/>
    </style:style>
    <style:style style:name="TableCell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5" style:parent-style-name="TableContents" style:family="paragraph">
      <style:paragraph-properties fo:text-align="center"/>
      <style:text-properties style:font-name="Verdana" fo:language="en" fo:country="US"/>
    </style:style>
    <style:style style:name="TableCell76" style:family="table-cell">
      <style:table-cell-properties fo:border="0.0034in solid #000000" style:writing-mode="lr-tb" fo:padding-top="0.0381in" fo:padding-left="0.0381in" fo:padding-bottom="0.0381in" fo:padding-right="0.0381in"/>
    </style:style>
    <style:style style:name="P77" style:parent-style-name="TableContents" style:family="paragraph">
      <style:paragraph-properties fo:text-align="center"/>
      <style:text-properties style:font-name="Verdana" fo:language="en" fo:country="US"/>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 style:parent-style-name="TableContents" style:family="paragraph">
      <style:text-properties style:font-name="Verdana" fo:language="en" fo:country="US"/>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TableContents" style:family="paragraph">
      <style:paragraph-properties fo:text-align="center"/>
      <style:text-properties style:font-name="Verdana" fo:language="en" fo:country="US"/>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 style:parent-style-name="TableContents" style:family="paragraph">
      <style:paragraph-properties fo:text-align="center"/>
      <style:text-properties style:font-name="Verdana" fo:language="en" fo:country="US"/>
    </style:style>
    <style:style style:name="TableCell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 style:parent-style-name="TableContents" style:family="paragraph">
      <style:paragraph-properties fo:text-align="center"/>
      <style:text-properties style:font-name="Verdana" fo:language="en" fo:country="US"/>
    </style:style>
    <style:style style:name="TableRow87" style:family="table-row">
      <style:table-row-properties style:use-optimal-row-height="false"/>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TableContents" style:family="paragraph">
      <style:text-properties style:font-name="Verdana" fo:language="en" fo:country="US"/>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TableContents" style:family="paragraph">
      <style:paragraph-properties fo:text-align="center"/>
      <style:text-properties style:font-name="Verdana" fo:language="en" fo:country="US"/>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 style:parent-style-name="TableContents" style:family="paragraph">
      <style:paragraph-properties fo:text-align="center"/>
      <style:text-properties style:font-name="Verdana" fo:language="en" fo:country="US"/>
    </style:style>
    <style:style style:name="TableCell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 style:parent-style-name="TableContents" style:family="paragraph">
      <style:paragraph-properties fo:text-align="center"/>
      <style:text-properties style:font-name="Verdana" fo:language="en" fo:country="US"/>
    </style:style>
    <style:style style:name="P96" style:parent-style-name="Textbody" style:family="paragraph">
      <style:paragraph-properties fo:margin-bottom="0in"/>
      <style:text-properties style:font-name="Verdana" fo:language="en" fo:country="US"/>
    </style:style>
    <style:style style:name="TableColumn98" style:family="table-column">
      <style:table-column-properties style:column-width="1.6729in" style:use-optimal-column-width="false"/>
    </style:style>
    <style:style style:name="TableColumn99" style:family="table-column">
      <style:table-column-properties style:column-width="1.6729in" style:use-optimal-column-width="false"/>
    </style:style>
    <style:style style:name="TableColumn100" style:family="table-column">
      <style:table-column-properties style:column-width="1.6729in" style:use-optimal-column-width="false"/>
    </style:style>
    <style:style style:name="TableColumn101" style:family="table-column">
      <style:table-column-properties style:column-width="1.6736in" style:use-optimal-column-width="false"/>
    </style:style>
    <style:style style:name="Table97" style:family="table">
      <style:table-properties style:width="6.6923in" fo:margin-left="0in" table:align="left"/>
    </style:style>
    <style:style style:name="TableRow102" style:family="table-row">
      <style:table-row-properties style:min-row-height="0.0041in" style:use-optimal-row-height="false" fo:keep-together="always"/>
    </style:style>
    <style:style style:name="TableCell1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4" style:parent-style-name="TableContents" style:family="paragraph">
      <style:paragraph-properties fo:text-align="center"/>
      <style:text-properties style:font-name="Verdana" fo:font-weight="bold" style:font-weight-asian="bold" style:font-weight-complex="bold" fo:language="en" fo:country="US"/>
    </style:style>
    <style:style style:name="TableCell1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paragraph-properties fo:text-align="center"/>
      <style:text-properties style:font-name="Verdana" fo:language="en" fo:country="US"/>
    </style:style>
    <style:style style:name="TableCell1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paragraph-properties fo:text-align="center"/>
      <style:text-properties style:font-name="Verdana" fo:language="en" fo:country="US"/>
    </style:style>
    <style:style style:name="TableCell109" style:family="table-cell">
      <style:table-cell-properties fo:border="0.0034in solid #000000" style:writing-mode="lr-tb" fo:padding-top="0.0381in" fo:padding-left="0.0381in" fo:padding-bottom="0.0381in" fo:padding-right="0.0381in"/>
    </style:style>
    <style:style style:name="P110" style:parent-style-name="TableContents" style:family="paragraph">
      <style:paragraph-properties fo:text-align="center"/>
      <style:text-properties style:font-name="Verdana" fo:language="en" fo:country="US"/>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text-properties style:font-name="Verdana" fo:language="en" fo:country="US"/>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paragraph-properties fo:text-align="center"/>
      <style:text-properties style:font-name="Verdana" fo:language="en" fo:country="US"/>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paragraph-properties fo:text-align="center"/>
      <style:text-properties style:font-name="Verdana" fo:language="en" fo:country="US"/>
    </style:style>
    <style:style style:name="TableCell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 style:parent-style-name="TableContents" style:family="paragraph">
      <style:paragraph-properties fo:text-align="center"/>
      <style:text-properties style:font-name="Verdana" fo:language="en" fo:country="US"/>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text-properties style:font-name="Verdana" fo:language="en" fo:country="US"/>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paragraph-properties fo:text-align="center"/>
      <style:text-properties style:font-name="Verdana" fo:language="en" fo:country="US"/>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paragraph-properties fo:text-align="center"/>
      <style:text-properties style:font-name="Verdana" fo:language="en" fo:country="US"/>
    </style:style>
    <style:style style:name="TableCell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 style:parent-style-name="TableContents" style:family="paragraph">
      <style:paragraph-properties fo:text-align="center"/>
      <style:text-properties style:font-name="Verdana" fo:language="en" fo:country="US"/>
    </style:style>
    <style:style style:name="P129" style:parent-style-name="Textbody" style:family="paragraph">
      <style:paragraph-properties fo:margin-bottom="0in"/>
      <style:text-properties style:font-name="Verdana" fo:language="en" fo:country="US"/>
    </style:style>
    <style:style style:name="P130" style:parent-style-name="Textbody" style:family="paragraph">
      <style:paragraph-properties fo:margin-top="0.0402in" fo:margin-bottom="0.1236in"/>
      <style:text-properties style:font-name="Verdana" fo:font-weight="bold" style:font-weight-asian="bold" style:font-weight-complex="bold" fo:language="en" fo:country="US"/>
    </style:style>
    <style:style style:name="P131" style:parent-style-name="Textbody" style:family="paragraph">
      <style:paragraph-properties fo:margin-bottom="0.043in"/>
      <style:text-properties style:font-name="Verdana" fo:language="en" fo:country="US"/>
    </style:style>
    <style:style style:name="P132" style:parent-style-name="Textbody" style:family="paragraph">
      <style:paragraph-properties fo:margin-top="0.0402in"/>
      <style:text-properties style:font-name="Verdana" fo:language="en" fo:country="US"/>
    </style:style>
    <style:style style:name="P133" style:parent-style-name="Textbody" style:family="paragraph">
      <style:text-properties style:font-name="Verdana" fo:language="en" fo:country="US"/>
    </style:style>
    <style:style style:name="TableColumn135" style:family="table-column">
      <style:table-column-properties style:column-width="1.6729in" style:use-optimal-column-width="false"/>
    </style:style>
    <style:style style:name="TableColumn136" style:family="table-column">
      <style:table-column-properties style:column-width="1.6729in" style:use-optimal-column-width="false"/>
    </style:style>
    <style:style style:name="TableColumn137" style:family="table-column">
      <style:table-column-properties style:column-width="1.6729in" style:use-optimal-column-width="false"/>
    </style:style>
    <style:style style:name="TableColumn138" style:family="table-column">
      <style:table-column-properties style:column-width="1.6736in" style:use-optimal-column-width="false"/>
    </style:style>
    <style:style style:name="Table134" style:family="table">
      <style:table-properties style:width="6.6923in" fo:margin-left="0in" table:align="left"/>
    </style:style>
    <style:style style:name="TableRow139" style:family="table-row">
      <style:table-row-properties style:use-optimal-row-height="false"/>
    </style:style>
    <style:style style:name="TableCell1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1" style:parent-style-name="TableContents" style:family="paragraph">
      <style:paragraph-properties fo:text-align="center"/>
      <style:text-properties style:font-name="Verdana" fo:font-weight="bold" style:font-weight-asian="bold" style:font-weight-complex="bold" fo:language="en" fo:country="US"/>
    </style:style>
    <style:style style:name="TableCell1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paragraph-properties fo:text-align="center"/>
      <style:text-properties style:font-name="Verdana" fo:language="en" fo:country="US"/>
    </style:style>
    <style:style style:name="TableCell1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paragraph-properties fo:text-align="center"/>
      <style:text-properties style:font-name="Verdana" fo:language="en" fo:country="US"/>
    </style:style>
    <style:style style:name="TableCell146" style:family="table-cell">
      <style:table-cell-properties fo:border="0.0034in solid #000000" style:writing-mode="lr-tb" fo:padding-top="0.0381in" fo:padding-left="0.0381in" fo:padding-bottom="0.0381in" fo:padding-right="0.0381in"/>
    </style:style>
    <style:style style:name="P147" style:parent-style-name="TableContents" style:family="paragraph">
      <style:paragraph-properties fo:text-align="center"/>
      <style:text-properties style:font-name="Verdana" fo:language="en" fo:country="US"/>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text-properties style:font-name="Verdana" fo:language="en" fo:country="US"/>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paragraph-properties fo:text-align="center"/>
      <style:text-properties style:font-name="Verdana" fo:language="en" fo:country="US"/>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paragraph-properties fo:text-align="center"/>
      <style:text-properties style:font-name="Verdana" fo:language="en" fo:country="US"/>
    </style:style>
    <style:style style:name="TableCell1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6" style:parent-style-name="TableContents" style:family="paragraph">
      <style:paragraph-properties fo:text-align="center"/>
      <style:text-properties style:font-name="Verdana" fo:language="en" fo:country="US"/>
    </style:style>
    <style:style style:name="TableRow157" style:family="table-row">
      <style:table-row-properties style:use-optimal-row-height="false"/>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text-properties style:font-name="Verdana" fo:language="en" fo:country="US"/>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 style:parent-style-name="TableContents" style:family="paragraph">
      <style:paragraph-properties fo:text-align="center"/>
      <style:text-properties style:font-name="Verdana" fo:language="en" fo:country="US"/>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paragraph-properties fo:text-align="center"/>
      <style:text-properties style:font-name="Verdana" fo:language="en" fo:country="US"/>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 style:parent-style-name="TableContents" style:family="paragraph">
      <style:paragraph-properties fo:text-align="center"/>
      <style:text-properties style:font-name="Verdana" fo:language="en" fo:country="US"/>
    </style:style>
    <style:style style:name="P166" style:parent-style-name="Textbody" style:family="paragraph">
      <style:paragraph-properties fo:margin-bottom="0in"/>
      <style:text-properties style:font-name="Verdana" fo:language="en" fo:country="US"/>
    </style:style>
    <style:style style:name="TableColumn168" style:family="table-column">
      <style:table-column-properties style:column-width="1.6729in" style:use-optimal-column-width="false"/>
    </style:style>
    <style:style style:name="TableColumn169" style:family="table-column">
      <style:table-column-properties style:column-width="1.6729in" style:use-optimal-column-width="false"/>
    </style:style>
    <style:style style:name="TableColumn170" style:family="table-column">
      <style:table-column-properties style:column-width="1.6729in" style:use-optimal-column-width="false"/>
    </style:style>
    <style:style style:name="TableColumn171" style:family="table-column">
      <style:table-column-properties style:column-width="1.6736in" style:use-optimal-column-width="false"/>
    </style:style>
    <style:style style:name="Table167" style:family="table">
      <style:table-properties style:width="6.6923in" fo:margin-left="0in" table:align="left"/>
    </style:style>
    <style:style style:name="TableRow172" style:family="table-row">
      <style:table-row-properties style:min-row-height="0.0041in" style:use-optimal-row-height="false" fo:keep-together="always"/>
    </style:style>
    <style:style style:name="TableCell1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paragraph-properties fo:text-align="center"/>
      <style:text-properties style:font-name="Verdana" fo:font-weight="bold" style:font-weight-asian="bold" style:font-weight-complex="bold" fo:language="en" fo:country="US"/>
    </style:style>
    <style:style style:name="TableCell1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6" style:parent-style-name="TableContents" style:family="paragraph">
      <style:paragraph-properties fo:text-align="center"/>
      <style:text-properties style:font-name="Verdana" fo:language="en" fo:country="US"/>
    </style:style>
    <style:style style:name="TableCell1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text-align="center"/>
      <style:text-properties style:font-name="Verdana" fo:language="en" fo:country="US"/>
    </style:style>
    <style:style style:name="TableCell179" style:family="table-cell">
      <style:table-cell-properties fo:border="0.0034in solid #000000" style:writing-mode="lr-tb" fo:padding-top="0.0381in" fo:padding-left="0.0381in" fo:padding-bottom="0.0381in" fo:padding-right="0.0381in"/>
    </style:style>
    <style:style style:name="P180" style:parent-style-name="TableContents" style:family="paragraph">
      <style:paragraph-properties fo:text-align="center"/>
      <style:text-properties style:font-name="Verdana" fo:language="en" fo:country="US"/>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text-properties style:font-name="Verdana" fo:language="en" fo:country="US"/>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paragraph-properties fo:text-align="center"/>
      <style:text-properties style:font-name="Verdana" fo:language="en" fo:country="US"/>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 style:parent-style-name="TableContents" style:family="paragraph">
      <style:paragraph-properties fo:text-align="center"/>
      <style:text-properties style:font-name="Verdana" fo:language="en" fo:country="US"/>
    </style:style>
    <style:style style:name="TableCell1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9" style:parent-style-name="TableContents" style:family="paragraph">
      <style:paragraph-properties fo:text-align="center"/>
      <style:text-properties style:font-name="Verdana" fo:language="en" fo:country="US"/>
    </style:style>
    <style:style style:name="TableRow190" style:family="table-row">
      <style:table-row-properties style:use-optimal-row-height="false"/>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 style:parent-style-name="TableContents" style:family="paragraph">
      <style:text-properties style:font-name="Verdana" fo:language="en" fo:country="US"/>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paragraph-properties fo:text-align="center"/>
      <style:text-properties style:font-name="Verdana" fo:language="en" fo:country="US"/>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paragraph-properties fo:text-align="center"/>
      <style:text-properties style:font-name="Verdana" fo:language="en" fo:country="US"/>
    </style:style>
    <style:style style:name="TableCell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 style:parent-style-name="TableContents" style:family="paragraph">
      <style:paragraph-properties fo:text-align="center"/>
      <style:text-properties style:font-name="Verdana" fo:language="en" fo:country="US"/>
    </style:style>
    <style:style style:name="P199" style:parent-style-name="Standard" style:family="paragraph">
      <style:paragraph-properties fo:margin-top="0.0805in" fo:margin-bottom="0.0805in"/>
      <style:text-properties style:font-name="Verdana" fo:language="en" fo:country="US"/>
    </style:style>
    <style:style style:name="P200" style:parent-style-name="Standard" style:family="paragraph">
      <style:text-properties style:font-name="Verdana" fo:language="en" fo:country="US"/>
    </style:style>
    <style:style style:name="P201" style:parent-style-name="Standard" style:family="paragraph">
      <style:text-properties style:font-name="Verdana" fo:language="en" fo:country="US"/>
    </style:style>
    <style:style style:name="P202" style:parent-style-name="Standard" style:family="paragraph">
      <style:paragraph-properties fo:margin-top="0.0402in" fo:margin-bottom="0.0402in"/>
      <style:text-properties style:font-name="Verdana" fo:font-weight="bold" style:font-weight-asian="bold" style:font-weight-complex="bold" fo:language="en" fo:country="US"/>
    </style:style>
    <style:style style:name="P203" style:parent-style-name="Standard" style:family="paragraph">
      <style:paragraph-properties fo:margin-top="0.0402in" fo:margin-bottom="0.0402in"/>
      <style:text-properties style:font-name="Verdana" fo:font-weight="bold" style:font-weight-asian="bold" style:font-weight-complex="bold" fo:language="en" fo:country="US"/>
    </style:style>
    <style:style style:name="TableColumn205" style:family="table-column">
      <style:table-column-properties style:column-width="0.9555in" style:use-optimal-column-width="false"/>
    </style:style>
    <style:style style:name="TableColumn206" style:family="table-column">
      <style:table-column-properties style:column-width="0.9555in" style:use-optimal-column-width="false"/>
    </style:style>
    <style:style style:name="TableColumn207" style:family="table-column">
      <style:table-column-properties style:column-width="0.9562in" style:use-optimal-column-width="false"/>
    </style:style>
    <style:style style:name="TableColumn208" style:family="table-column">
      <style:table-column-properties style:column-width="0.9562in" style:use-optimal-column-width="false"/>
    </style:style>
    <style:style style:name="TableColumn209" style:family="table-column">
      <style:table-column-properties style:column-width="0.9562in" style:use-optimal-column-width="false"/>
    </style:style>
    <style:style style:name="TableColumn210" style:family="table-column">
      <style:table-column-properties style:column-width="0.9562in" style:use-optimal-column-width="false"/>
    </style:style>
    <style:style style:name="TableColumn211" style:family="table-column">
      <style:table-column-properties style:column-width="0.9562in" style:use-optimal-column-width="false"/>
    </style:style>
    <style:style style:name="Table204" style:family="table">
      <style:table-properties style:width="6.6923in" fo:margin-left="0in" table:align="left"/>
    </style:style>
    <style:style style:name="TableRow212" style:family="table-row">
      <style:table-row-properties style:use-optimal-row-height="false"/>
    </style:style>
    <style:style style:name="TableCell2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4" style:parent-style-name="TableContents" style:family="paragraph">
      <style:text-properties style:font-name="Verdana" fo:language="en" fo:country="US"/>
    </style:style>
    <style:style style:name="TableCell2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paragraph-properties fo:text-align="center"/>
      <style:text-properties style:font-name="Verdana" fo:language="en" fo:country="US"/>
    </style:style>
    <style:style style:name="TableCell2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paragraph-properties fo:text-align="center"/>
      <style:text-properties style:font-name="Verdana" fo:language="en" fo:country="US"/>
    </style:style>
    <style:style style:name="TableCell2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paragraph-properties fo:text-align="center"/>
      <style:text-properties style:font-name="Verdana" fo:language="en" fo:country="US"/>
    </style:style>
    <style:style style:name="TableCell2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2" style:parent-style-name="TableContents" style:family="paragraph">
      <style:paragraph-properties fo:text-align="center"/>
      <style:text-properties style:font-name="Verdana" fo:language="en" fo:country="US"/>
    </style:style>
    <style:style style:name="TableCell2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4" style:parent-style-name="TableContents" style:family="paragraph">
      <style:paragraph-properties fo:text-align="center"/>
      <style:text-properties style:font-name="Verdana" fo:language="en" fo:country="US"/>
    </style:style>
    <style:style style:name="TableCell225" style:family="table-cell">
      <style:table-cell-properties fo:border="0.0034in solid #000000" style:writing-mode="lr-tb" fo:padding-top="0.0381in" fo:padding-left="0.0381in" fo:padding-bottom="0.0381in" fo:padding-right="0.0381in"/>
    </style:style>
    <style:style style:name="P226" style:parent-style-name="TableContents" style:family="paragraph">
      <style:paragraph-properties fo:text-align="center"/>
      <style:text-properties style:font-name="Verdana" fo:language="en" fo:country="US"/>
    </style:style>
    <style:style style:name="TableRow227" style:family="table-row">
      <style:table-row-properties style:use-optimal-row-height="false"/>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text-properties style:font-name="Verdana" fo:language="en" fo:country="US"/>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 style:parent-style-name="TableContents" style:family="paragraph">
      <style:paragraph-properties fo:text-align="center"/>
      <style:text-properties style:font-name="Verdana" fo:language="en" fo:country="US"/>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 style:parent-style-name="TableContents" style:family="paragraph">
      <style:paragraph-properties fo:text-align="center"/>
      <style:text-properties style:font-name="Verdana" fo:language="en" fo:country="US"/>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 style:parent-style-name="TableContents" style:family="paragraph">
      <style:paragraph-properties fo:text-align="center"/>
      <style:text-properties style:font-name="Verdana" fo:language="en" fo:country="US"/>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 style:parent-style-name="TableContents" style:family="paragraph">
      <style:paragraph-properties fo:text-align="center"/>
      <style:text-properties style:font-name="Verdana" fo:language="en" fo:country="US"/>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 style:parent-style-name="TableContents" style:family="paragraph">
      <style:paragraph-properties fo:text-align="center"/>
      <style:text-properties style:font-name="Verdana" fo:language="en" fo:country="US"/>
    </style:style>
    <style:style style:name="TableCell2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1" style:parent-style-name="TableContents" style:family="paragraph">
      <style:paragraph-properties fo:text-align="center"/>
      <style:text-properties style:font-name="Verdana" fo:language="en" fo:country="US"/>
    </style:style>
    <style:style style:name="TableRow242" style:family="table-row">
      <style:table-row-properties style:use-optimal-row-height="false"/>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 style:parent-style-name="TableContents" style:family="paragraph">
      <style:text-properties style:font-name="Verdana" fo:language="en" fo:country="US"/>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 style:parent-style-name="TableContents" style:family="paragraph">
      <style:paragraph-properties fo:text-align="center"/>
      <style:text-properties style:font-name="Verdana" fo:language="en" fo:country="US"/>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 style:parent-style-name="TableContents" style:family="paragraph">
      <style:paragraph-properties fo:text-align="center"/>
      <style:text-properties style:font-name="Verdana" fo:language="en" fo:country="US"/>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 style:parent-style-name="TableContents" style:family="paragraph">
      <style:paragraph-properties fo:text-align="center"/>
      <style:text-properties style:font-name="Verdana" fo:language="en" fo:country="US"/>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paragraph-properties fo:text-align="center"/>
      <style:text-properties style:font-name="Verdana" fo:language="en" fo:country="US"/>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paragraph-properties fo:text-align="center"/>
      <style:text-properties style:font-name="Verdana" fo:language="en" fo:country="US"/>
    </style:style>
    <style:style style:name="TableCell2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6" style:parent-style-name="TableContents" style:family="paragraph">
      <style:paragraph-properties fo:text-align="center"/>
      <style:text-properties style:font-name="Verdana" fo:language="en" fo:country="US"/>
    </style:style>
    <style:style style:name="P257" style:parent-style-name="Standard" style:family="paragraph">
      <style:text-properties style:font-name="Verdana" fo:language="en" fo:country="US"/>
    </style:style>
    <style:style style:name="P258" style:parent-style-name="Standard" style:family="paragraph">
      <style:paragraph-properties fo:margin-top="0.0402in" fo:margin-bottom="0.0402in"/>
      <style:text-properties style:font-name="Verdana" fo:font-weight="bold" style:font-weight-asian="bold" style:font-weight-complex="bold" fo:language="en" fo:country="US"/>
    </style:style>
    <style:style style:name="P259" style:parent-style-name="Standard" style:family="paragraph">
      <style:text-properties style:font-name="Verdana" fo:language="en" fo:country="US"/>
    </style:style>
    <style:style style:name="P260" style:parent-style-name="Standard" style:family="paragraph">
      <style:paragraph-properties fo:margin-top="0.0805in" fo:margin-bottom="0.0805in"/>
      <style:text-properties style:font-name="Verdana" fo:font-weight="bold" style:font-weight-asian="bold" style:font-weight-complex="bold" fo:language="en" fo:country="US"/>
    </style:style>
    <style:style style:name="P261" style:parent-style-name="Standard" style:family="paragraph">
      <style:text-properties style:font-name="Verdana" fo:language="en" fo:country="US"/>
    </style:style>
    <style:style style:name="TableColumn263" style:family="table-column">
      <style:table-column-properties style:column-width="0.2395in" style:use-optimal-column-width="false"/>
    </style:style>
    <style:style style:name="TableColumn264" style:family="table-column">
      <style:table-column-properties style:column-width="6.4479in" style:use-optimal-column-width="false"/>
    </style:style>
    <style:style style:name="Table262" style:family="table">
      <style:table-properties style:width="6.6875in" fo:margin-left="0in" table:align="left"/>
    </style:style>
    <style:style style:name="TableRow265" style:family="table-row">
      <style:table-row-properties style:use-optimal-row-height="false"/>
    </style:style>
    <style:style style:name="TableCell2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7" style:parent-style-name="TableContents" style:family="paragraph">
      <style:text-properties style:font-name="Verdana" fo:language="en" fo:country="US"/>
    </style:style>
    <style:style style:name="TableCell268" style:family="table-cell">
      <style:table-cell-properties fo:border="0.0034in solid #000000" style:writing-mode="lr-tb" fo:padding-top="0.0381in" fo:padding-left="0.0381in" fo:padding-bottom="0.0381in" fo:padding-right="0.0381in"/>
    </style:style>
    <style:style style:name="P269" style:parent-style-name="TableContents" style:family="paragraph">
      <style:paragraph-properties fo:margin-top="0.0402in" fo:margin-bottom="0.0402in"/>
      <style:text-properties style:font-name="Verdana" fo:language="en" fo:country="US"/>
    </style:style>
    <style:style style:name="TableColumn271" style:family="table-column">
      <style:table-column-properties style:column-width="0.2291in" style:use-optimal-column-width="false"/>
    </style:style>
    <style:style style:name="TableColumn272" style:family="table-column">
      <style:table-column-properties style:column-width="6.0312in" style:use-optimal-column-width="false"/>
    </style:style>
    <style:style style:name="Table270" style:family="table">
      <style:table-properties style:width="6.2604in" fo:margin-left="0in" table:align="left"/>
    </style:style>
    <style:style style:name="TableRow273" style:family="table-row">
      <style:table-row-properties style:use-optimal-row-height="false"/>
    </style:style>
    <style:style style:name="TableCell2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5" style:parent-style-name="TableContents" style:family="paragraph">
      <style:text-properties style:font-name="Verdana" fo:language="en" fo:country="US"/>
    </style:style>
    <style:style style:name="TableCell276" style:family="table-cell">
      <style:table-cell-properties fo:border="0.0034in solid #000000" style:writing-mode="lr-tb" fo:padding-top="0.0381in" fo:padding-left="0.0381in" fo:padding-bottom="0.0381in" fo:padding-right="0.0381in"/>
    </style:style>
    <style:style style:name="P277" style:parent-style-name="TableContents" style:family="paragraph">
      <style:text-properties style:font-name="Verdana" fo:language="en" fo:country="US"/>
    </style:style>
    <style:style style:name="TableRow278" style:family="table-row">
      <style:table-row-properties style:use-optimal-row-height="false"/>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text-properties style:font-name="Verdana" fo:language="en" fo:country="US"/>
    </style:style>
    <style:style style:name="TableCell2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2" style:parent-style-name="TableContents" style:family="paragraph">
      <style:text-properties style:font-name="Verdana" fo:language="en" fo:country="US"/>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5" style:parent-style-name="TableContents" style:family="paragraph">
      <style:text-properties style:font-name="Verdana" fo:language="en" fo:country="US"/>
    </style:style>
    <style:style style:name="TableCell2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7" style:parent-style-name="TableContents" style:family="paragraph">
      <style:text-properties style:font-name="Verdana" fo:language="en" fo:country="US"/>
    </style:style>
    <style:style style:name="P288" style:parent-style-name="TableContents" style:family="paragraph">
      <style:paragraph-properties fo:margin-top="0.0402in" fo:margin-bottom="0.0402in"/>
      <style:text-properties style:font-name="Verdana" fo:language="en" fo:country="US"/>
    </style:style>
    <style:style style:name="P289" style:parent-style-name="TableContents" style:family="paragraph">
      <style:text-properties style:font-name="Verdana" fo:language="en" fo:country="US"/>
    </style:style>
    <style:style style:name="TableRow290" style:family="table-row">
      <style:table-row-properties style:use-optimal-row-height="false"/>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 style:parent-style-name="TableContents" style:family="paragraph">
      <style:text-properties style:font-name="Verdana" fo:language="en" fo:country="US"/>
    </style:style>
    <style:style style:name="TableCell2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4" style:parent-style-name="TableContents" style:family="paragraph">
      <style:paragraph-properties fo:margin-top="0.0402in" fo:margin-bottom="0.0402in"/>
      <style:text-properties style:font-name="Verdana" fo:language="en" fo:country="US"/>
    </style:style>
    <style:style style:name="P295" style:parent-style-name="TableContents" style:family="paragraph">
      <style:text-properties style:font-name="Verdana" fo:language="en" fo:country="US"/>
    </style:style>
    <style:style style:name="P296" style:parent-style-name="TableContents" style:family="paragraph">
      <style:text-properties style:font-name="Verdana" fo:language="en" fo:country="US"/>
    </style:style>
    <style:style style:name="TableRow297" style:family="table-row">
      <style:table-row-properties style:use-optimal-row-height="false"/>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9" style:parent-style-name="TableContents" style:family="paragraph">
      <style:text-properties style:font-name="Verdana" fo:language="en" fo:country="US"/>
    </style:style>
    <style:style style:name="TableCell3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1" style:parent-style-name="TableContents" style:family="paragraph">
      <style:paragraph-properties fo:margin-top="0.0402in" fo:margin-bottom="0.0402in"/>
      <style:text-properties style:font-name="Verdana" fo:language="en" fo:country="US"/>
    </style:style>
    <style:style style:name="TableColumn303" style:family="table-column">
      <style:table-column-properties style:column-width="0.2604in" style:use-optimal-column-width="false"/>
    </style:style>
    <style:style style:name="TableColumn304" style:family="table-column">
      <style:table-column-properties style:column-width="6.1145in" style:use-optimal-column-width="false"/>
    </style:style>
    <style:style style:name="Table302" style:family="table">
      <style:table-properties style:width="6.375in" fo:margin-left="0in" table:align="left"/>
    </style:style>
    <style:style style:name="TableRow305" style:family="table-row">
      <style:table-row-properties style:use-optimal-row-height="false"/>
    </style:style>
    <style:style style:name="TableCell3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7" style:parent-style-name="TableContents" style:family="paragraph">
      <style:text-properties style:font-name="Verdana" fo:language="en" fo:country="US"/>
    </style:style>
    <style:style style:name="TableCell308" style:family="table-cell">
      <style:table-cell-properties fo:border="0.0034in solid #000000" style:writing-mode="lr-tb" fo:padding-top="0.0381in" fo:padding-left="0.0381in" fo:padding-bottom="0.0381in" fo:padding-right="0.0381in"/>
    </style:style>
    <style:style style:name="P309" style:parent-style-name="TableContents" style:family="paragraph">
      <style:text-properties style:font-name="Verdana" fo:language="en" fo:country="US"/>
    </style:style>
    <style:style style:name="P310" style:parent-style-name="TableContents" style:family="paragraph">
      <style:text-properties style:font-name="Verdana" fo:language="en" fo:country="US"/>
    </style:style>
    <style:style style:name="TableRow311" style:family="table-row">
      <style:table-row-properties style:use-optimal-row-height="false"/>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3" style:parent-style-name="TableContents" style:family="paragraph">
      <style:text-properties style:font-name="Verdana" fo:language="en" fo:country="US"/>
    </style:style>
    <style:style style:name="TableCell3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5" style:parent-style-name="TableContents" style:family="paragraph">
      <style:text-properties style:font-name="Verdana" fo:language="en" fo:country="US"/>
    </style:style>
    <style:style style:name="P316" style:parent-style-name="TableContents" style:family="paragraph">
      <style:text-properties style:font-name="Verdana" fo:language="en" fo:country="US"/>
    </style:style>
    <style:style style:name="TableRow317" style:family="table-row">
      <style:table-row-properties style:use-optimal-row-height="false"/>
    </style:style>
    <style:style style:name="TableCell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9" style:parent-style-name="TableContents" style:family="paragraph">
      <style:text-properties style:font-name="Verdana" fo:language="en" fo:country="US"/>
    </style:style>
    <style:style style:name="TableCell3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1" style:parent-style-name="TableContents" style:family="paragraph">
      <style:text-properties style:font-name="Verdana" fo:language="en" fo:country="US"/>
    </style:style>
    <style:style style:name="P322" style:parent-style-name="TableContents" style:family="paragraph">
      <style:text-properties style:font-name="Verdana" fo:language="en" fo:country="US"/>
    </style:style>
    <style:style style:name="P323" style:parent-style-name="TableContents" style:family="paragraph">
      <style:paragraph-properties fo:margin-top="0.0402in" fo:margin-bottom="0.0402in"/>
      <style:text-properties style:font-name="Verdana" fo:language="en" fo:country="US"/>
    </style:style>
    <style:style style:name="TableRow324" style:family="table-row">
      <style:table-row-properties style:use-optimal-row-height="false"/>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 style:parent-style-name="TableContents" style:family="paragraph">
      <style:text-properties style:font-name="Verdana" fo:language="en" fo:country="US"/>
    </style:style>
    <style:style style:name="TableCell3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8" style:parent-style-name="TableContents" style:family="paragraph">
      <style:text-properties style:font-name="Verdana" fo:language="en" fo:country="US"/>
    </style:style>
    <style:style style:name="P329" style:parent-style-name="TableContents" style:family="paragraph">
      <style:text-properties style:font-name="Verdana" fo:language="en" fo:country="US"/>
    </style:style>
    <style:style style:name="TableRow330" style:family="table-row">
      <style:table-row-properties style:use-optimal-row-height="false"/>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2" style:parent-style-name="TableContents" style:family="paragraph">
      <style:text-properties style:font-name="Verdana" fo:language="en" fo:country="US"/>
    </style:style>
    <style:style style:name="TableCell3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4" style:parent-style-name="TableContents" style:family="paragraph">
      <style:text-properties style:font-name="Verdana" fo:language="en" fo:country="US"/>
    </style:style>
    <style:style style:name="P335" style:parent-style-name="TableContents" style:family="paragraph">
      <style:paragraph-properties fo:margin-top="0.0402in" fo:margin-bottom="0.0402in"/>
      <style:text-properties style:font-name="Verdana" fo:language="en" fo:country="US"/>
    </style:style>
    <style:style style:name="TableRow336" style:family="table-row">
      <style:table-row-properties style:use-optimal-row-height="false"/>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8" style:parent-style-name="TableContents" style:family="paragraph">
      <style:text-properties style:font-name="Verdana" fo:language="en" fo:country="US"/>
    </style:style>
    <style:style style:name="TableCell3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0" style:parent-style-name="TableContents" style:family="paragraph">
      <style:text-properties style:font-name="Verdana" fo:language="en" fo:country="US"/>
    </style:style>
    <style:style style:name="P341" style:parent-style-name="TableContents" style:family="paragraph">
      <style:paragraph-properties fo:margin-top="0.0402in" fo:margin-bottom="0.0402in"/>
      <style:text-properties style:font-name="Verdana" fo:language="en" fo:country="US"/>
    </style:style>
    <style:style style:name="P342" style:parent-style-name="Standard" style:family="paragraph">
      <style:text-properties style:font-name="Verdana" fo:language="en" fo:country="US"/>
    </style:style>
    <style:style style:name="P343" style:parent-style-name="Normaali" style:family="paragraph">
      <style:text-properties style:font-name="Verdana" style:font-size-complex="16pt" fo:language="en" fo:country="US"/>
    </style:style>
    <style:style style:name="P344" style:parent-style-name="Otsikko1" style:family="paragraph">
      <style:text-properties style:font-name="Verdana" fo:language="en" fo:country="US"/>
    </style:style>
    <style:style style:name="P345" style:parent-style-name="Textbody" style:family="paragraph">
      <style:text-properties style:font-name="Verdana" fo:language="en" fo:country="US"/>
    </style:style>
    <style:style style:name="TableColumn347" style:family="table-column">
      <style:table-column-properties style:column-width="1.0937in" style:use-optimal-column-width="false"/>
    </style:style>
    <style:style style:name="TableColumn348" style:family="table-column">
      <style:table-column-properties style:column-width="5.5986in" style:use-optimal-column-width="false"/>
    </style:style>
    <style:style style:name="Table346" style:family="table">
      <style:table-properties style:width="6.6923in" fo:margin-left="0in" table:align="left"/>
    </style:style>
    <style:style style:name="TableRow349" style:family="table-row">
      <style:table-row-properties style:use-optimal-row-height="false"/>
    </style:style>
    <style:style style:name="TableCell3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1" style:parent-style-name="Textbody" style:family="paragraph">
      <style:paragraph-properties fo:margin-bottom="0in"/>
      <style:text-properties style:font-name="Verdana" fo:language="en" fo:country="US"/>
    </style:style>
    <style:style style:name="TableCell352" style:family="table-cell">
      <style:table-cell-properties fo:border="0.0034in solid #000000" style:writing-mode="lr-tb" fo:padding-top="0.0381in" fo:padding-left="0.0381in" fo:padding-bottom="0.0381in" fo:padding-right="0.0381in"/>
    </style:style>
    <style:style style:name="P353" style:parent-style-name="Textbody" style:family="paragraph">
      <style:paragraph-properties fo:margin-bottom="0in"/>
      <style:text-properties style:font-name="Verdana" fo:language="en" fo:country="US"/>
    </style:style>
    <style:style style:name="TableRow354" style:family="table-row">
      <style:table-row-properties style:use-optimal-row-height="false"/>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6" style:parent-style-name="Textbody" style:family="paragraph">
      <style:paragraph-properties fo:margin-bottom="0in"/>
      <style:text-properties style:font-name="Verdana" fo:language="en" fo:country="US"/>
    </style:style>
    <style:style style:name="TableCell3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8" style:parent-style-name="Textbody" style:family="paragraph">
      <style:paragraph-properties fo:margin-bottom="0in"/>
      <style:text-properties style:font-name="Verdana" fo:language="en" fo:country="US"/>
    </style:style>
    <style:style style:name="TableRow359" style:family="table-row">
      <style:table-row-properties style:use-optimal-row-height="false"/>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1" style:parent-style-name="Textbody" style:family="paragraph">
      <style:paragraph-properties fo:margin-bottom="0in"/>
      <style:text-properties style:font-name="Verdana" fo:language="en" fo:country="US"/>
    </style:style>
    <style:style style:name="TableCell3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3" style:parent-style-name="Textbody" style:family="paragraph">
      <style:paragraph-properties fo:margin-bottom="0in"/>
      <style:text-properties style:font-name="Verdana" fo:language="en" fo:country="US"/>
    </style:style>
    <style:style style:name="TableRow364" style:family="table-row">
      <style:table-row-properties style:use-optimal-row-height="false"/>
    </style:style>
    <style:style style:name="TableCell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6" style:parent-style-name="Textbody" style:family="paragraph">
      <style:paragraph-properties fo:margin-bottom="0in"/>
      <style:text-properties style:font-name="Verdana" fo:language="en" fo:country="US"/>
    </style:style>
    <style:style style:name="TableCell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8" style:parent-style-name="Textbody" style:family="paragraph">
      <style:paragraph-properties fo:margin-bottom="0in"/>
      <style:text-properties style:font-name="Verdana" fo:language="en" fo:country="US"/>
    </style:style>
    <style:style style:name="P369" style:parent-style-name="Textbody" style:family="paragraph">
      <style:paragraph-properties fo:margin-top="0.0861in" fo:margin-bottom="0.0805in"/>
    </style:style>
    <style:style style:name="T370" style:parent-style-name="Kappaleenoletusfontti" style:family="text">
      <style:text-properties style:font-name="Verdana" fo:font-weight="bold" style:font-weight-asian="bold" style:font-weight-complex="bold" fo:language="en" fo:country="US"/>
    </style:style>
    <style:style style:name="P371" style:parent-style-name="Textbody" style:family="paragraph">
      <style:paragraph-properties fo:margin-top="0.0861in" fo:margin-bottom="0.0805in"/>
      <style:text-properties style:font-name="Verdana" style:font-weight-complex="bold" fo:language="en" fo:country="US"/>
    </style:style>
    <style:style style:name="TableColumn373" style:family="table-column">
      <style:table-column-properties style:column-width="0.3125in" style:use-optimal-column-width="false"/>
    </style:style>
    <style:style style:name="TableColumn374" style:family="table-column">
      <style:table-column-properties style:column-width="6.3798in" style:use-optimal-column-width="false"/>
    </style:style>
    <style:style style:name="Table372" style:family="table">
      <style:table-properties style:width="6.6923in" fo:margin-left="0in" table:align="left"/>
    </style:style>
    <style:style style:name="TableRow375" style:family="table-row">
      <style:table-row-properties style:use-optimal-row-height="false"/>
    </style:style>
    <style:style style:name="TableCell3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7" style:parent-style-name="TableContents" style:family="paragraph">
      <style:text-properties style:font-name="Verdana" fo:language="en" fo:country="US"/>
    </style:style>
    <style:style style:name="TableCell378" style:family="table-cell">
      <style:table-cell-properties fo:border="0.0034in solid #000000" style:writing-mode="lr-tb" fo:padding-top="0.0381in" fo:padding-left="0.0381in" fo:padding-bottom="0.0381in" fo:padding-right="0.0381in"/>
    </style:style>
    <style:style style:name="P379" style:parent-style-name="TableContents" style:family="paragraph">
      <style:text-properties style:font-name="Verdana" fo:language="en" fo:country="US"/>
    </style:style>
    <style:style style:name="TableRow380" style:family="table-row">
      <style:table-row-properties style:use-optimal-row-height="false"/>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 style:parent-style-name="TableContents" style:family="paragraph">
      <style:text-properties style:font-name="Verdana" fo:language="en" fo:country="US"/>
    </style:style>
    <style:style style:name="TableCell3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4" style:parent-style-name="TableContents" style:family="paragraph">
      <style:text-properties style:font-name="Verdana" fo:language="en" fo:country="US"/>
    </style:style>
    <style:style style:name="TableRow385" style:family="table-row">
      <style:table-row-properties style:use-optimal-row-height="false"/>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7" style:parent-style-name="TableContents" style:family="paragraph">
      <style:text-properties style:font-name="Verdana" fo:language="en" fo:country="US"/>
    </style:style>
    <style:style style:name="TableCell3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9" style:parent-style-name="TableContents" style:family="paragraph">
      <style:text-properties style:font-name="Verdana" fo:language="en" fo:country="US"/>
    </style:style>
    <style:style style:name="TableRow390" style:family="table-row">
      <style:table-row-properties style:use-optimal-row-height="false"/>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 style:parent-style-name="TableContents" style:family="paragraph">
      <style:text-properties style:font-name="Verdana" fo:language="en" fo:country="US"/>
    </style:style>
    <style:style style:name="TableCell3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4" style:parent-style-name="TableContents" style:family="paragraph">
      <style:text-properties style:font-name="Verdana" fo:language="en" fo:country="US"/>
    </style:style>
    <style:style style:name="TableRow395" style:family="table-row">
      <style:table-row-properties style:use-optimal-row-height="false"/>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7" style:parent-style-name="TableContents" style:family="paragraph">
      <style:text-properties style:font-name="Verdana" fo:language="en" fo:country="US"/>
    </style:style>
    <style:style style:name="TableCell3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9" style:parent-style-name="TableContents" style:family="paragraph">
      <style:text-properties style:font-name="Verdana" fo:language="en" fo:country="US"/>
    </style:style>
    <style:style style:name="TableRow400" style:family="table-row">
      <style:table-row-properties style:use-optimal-row-height="false"/>
    </style:style>
    <style:style style:name="TableCell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2" style:parent-style-name="TableContents" style:family="paragraph">
      <style:text-properties style:font-name="Verdana" fo:language="en" fo:country="US"/>
    </style:style>
    <style:style style:name="TableCell4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4" style:parent-style-name="TableContents" style:family="paragraph">
      <style:text-properties style:font-name="Verdana" fo:language="en" fo:country="US"/>
    </style:style>
    <style:style style:name="TableRow405" style:family="table-row">
      <style:table-row-properties style:use-optimal-row-height="false"/>
    </style:style>
    <style:style style:name="TableCell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7" style:parent-style-name="TableContents" style:family="paragraph">
      <style:text-properties style:font-name="Verdana" fo:language="en" fo:country="US"/>
    </style:style>
    <style:style style:name="TableCell4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9" style:parent-style-name="TableContents" style:family="paragraph">
      <style:text-properties style:font-name="Verdana" fo:language="en" fo:country="US"/>
    </style:style>
    <style:style style:name="TableRow410" style:family="table-row">
      <style:table-row-properties style:use-optimal-row-height="false"/>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2" style:parent-style-name="TableContents" style:family="paragraph">
      <style:text-properties style:font-name="Verdana" fo:language="en" fo:country="US"/>
    </style:style>
    <style:style style:name="TableCell4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4" style:parent-style-name="TableContents" style:family="paragraph">
      <style:text-properties style:font-name="Verdana" fo:language="en" fo:country="US"/>
    </style:style>
    <style:style style:name="TableRow415" style:family="table-row">
      <style:table-row-properties style:use-optimal-row-height="false"/>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7" style:parent-style-name="TableContents" style:family="paragraph">
      <style:text-properties style:font-name="Verdana" fo:language="en" fo:country="US"/>
    </style:style>
    <style:style style:name="TableCell4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9" style:parent-style-name="TableContents" style:family="paragraph">
      <style:text-properties style:font-name="Verdana" fo:language="en" fo:country="US"/>
    </style:style>
    <style:style style:name="TableRow420" style:family="table-row">
      <style:table-row-properties style:use-optimal-row-height="false"/>
    </style:style>
    <style:style style:name="TableCell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2" style:parent-style-name="TableContents" style:family="paragraph">
      <style:text-properties style:font-name="Verdana" fo:language="en" fo:country="US"/>
    </style:style>
    <style:style style:name="TableCell4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4" style:parent-style-name="TableContents" style:family="paragraph">
      <style:text-properties style:font-name="Verdana" fo:language="en" fo:country="US"/>
    </style:style>
    <style:style style:name="P425" style:parent-style-name="Textbody" style:family="paragraph">
      <style:paragraph-properties fo:margin-top="0.1666in" fo:margin-bottom="0in" fo:line-height="150%"/>
      <style:text-properties style:font-name="Verdana" fo:font-weight="bold" style:font-weight-asian="bold" fo:language="en" fo:country="US"/>
    </style:style>
    <style:style style:name="P426" style:parent-style-name="Textbody" style:family="paragraph">
      <style:text-properties style:font-name="Verdana" fo:language="en" fo:country="US"/>
    </style:style>
    <style:style style:name="TableColumn428" style:family="table-column">
      <style:table-column-properties style:column-width="1.375in"/>
    </style:style>
    <style:style style:name="TableColumn429" style:family="table-column">
      <style:table-column-properties style:column-width="5.8076in"/>
    </style:style>
    <style:style style:name="Table427" style:family="table">
      <style:table-properties style:width="7.1826in" fo:margin-left="0in" table:align="left"/>
    </style:style>
    <style:style style:name="TableRow430" style:family="table-row">
      <style:table-row-properties/>
    </style:style>
    <style:style style:name="TableCell431" style:family="table-cell">
      <style:table-cell-properties fo:border="0.0069in solid #000000" style:writing-mode="lr-tb" fo:padding-top="0in" fo:padding-left="0.075in" fo:padding-bottom="0in" fo:padding-right="0.075in"/>
    </style:style>
    <style:style style:name="P432" style:parent-style-name="Textbody" style:family="paragraph">
      <style:text-properties style:font-name="Verdana" fo:language="en" fo:country="US"/>
    </style:style>
    <style:style style:name="TableCell433" style:family="table-cell">
      <style:table-cell-properties fo:border="0.0069in solid #000000" style:writing-mode="lr-tb" fo:padding-top="0in" fo:padding-left="0.075in" fo:padding-bottom="0in" fo:padding-right="0.075in"/>
    </style:style>
    <style:style style:name="P434" style:parent-style-name="Textbody" style:family="paragraph">
      <style:text-properties style:font-name="Verdana" fo:language="en" fo:country="US"/>
    </style:style>
    <style:style style:name="TableRow435" style:family="table-row">
      <style:table-row-properties/>
    </style:style>
    <style:style style:name="TableCell436" style:family="table-cell">
      <style:table-cell-properties fo:border="0.0069in solid #000000" style:writing-mode="lr-tb" fo:padding-top="0in" fo:padding-left="0.075in" fo:padding-bottom="0in" fo:padding-right="0.075in"/>
    </style:style>
    <style:style style:name="P437" style:parent-style-name="Textbody" style:family="paragraph">
      <style:text-properties style:font-name="Verdana" fo:language="en" fo:country="US"/>
    </style:style>
    <style:style style:name="TableCell438" style:family="table-cell">
      <style:table-cell-properties fo:border="0.0069in solid #000000" style:writing-mode="lr-tb" fo:padding-top="0in" fo:padding-left="0.075in" fo:padding-bottom="0in" fo:padding-right="0.075in"/>
    </style:style>
    <style:style style:name="P439" style:parent-style-name="Textbody" style:family="paragraph">
      <style:text-properties style:font-name="Verdana" fo:language="en" fo:country="US"/>
    </style:style>
    <style:style style:name="TableRow440" style:family="table-row">
      <style:table-row-properties/>
    </style:style>
    <style:style style:name="TableCell441" style:family="table-cell">
      <style:table-cell-properties fo:border="0.0069in solid #000000" style:writing-mode="lr-tb" fo:padding-top="0in" fo:padding-left="0.075in" fo:padding-bottom="0in" fo:padding-right="0.075in"/>
    </style:style>
    <style:style style:name="P442" style:parent-style-name="Textbody" style:family="paragraph">
      <style:text-properties style:font-name="Verdana" fo:language="en" fo:country="US"/>
    </style:style>
    <style:style style:name="TableCell443" style:family="table-cell">
      <style:table-cell-properties fo:border="0.0069in solid #000000" style:writing-mode="lr-tb" fo:padding-top="0in" fo:padding-left="0.075in" fo:padding-bottom="0in" fo:padding-right="0.075in"/>
    </style:style>
    <style:style style:name="P444" style:parent-style-name="Textbody" style:family="paragraph">
      <style:text-properties style:font-name="Verdana" fo:language="en" fo:country="US"/>
    </style:style>
    <style:style style:name="P445" style:parent-style-name="Otsikko1" style:family="paragraph">
      <style:paragraph-properties fo:margin-top="0.0861in" fo:margin-bottom="0.0027in"/>
      <style:text-properties style:font-name="Verdana" fo:language="en" fo:country="US"/>
    </style:style>
    <style:style style:name="P446" style:parent-style-name="Textbody" style:family="paragraph">
      <style:paragraph-properties fo:margin-top="0.0861in" fo:margin-bottom="0.0027in"/>
      <style:text-properties style:font-name="Verdana" fo:font-weight="bold" style:font-weight-asian="bold" style:font-weight-complex="bold" fo:language="en" fo:country="US"/>
    </style:style>
    <style:style style:name="P447" style:parent-style-name="Textbody" style:family="paragraph">
      <style:paragraph-properties fo:margin-top="0.0861in" fo:margin-bottom="0.0027in"/>
      <style:text-properties style:font-name="Verdana" fo:language="en" fo:country="US"/>
    </style:style>
    <style:style style:name="P448" style:parent-style-name="Textbody" style:family="paragraph">
      <style:paragraph-properties fo:margin-top="0.0458in" fo:margin-bottom="0in"/>
      <style:text-properties style:font-name="Verdana" fo:language="en" fo:country="US"/>
    </style:style>
    <style:style style:name="P449" style:parent-style-name="Textbody" style:family="paragraph">
      <style:paragraph-properties fo:margin-top="0.0458in" fo:margin-bottom="0in"/>
      <style:text-properties style:font-name="Verdana" fo:language="en" fo:country="US"/>
    </style:style>
    <style:style style:name="P450" style:parent-style-name="Textbody" style:family="paragraph">
      <style:paragraph-properties fo:margin-top="0.0458in" fo:margin-bottom="0in"/>
      <style:text-properties style:font-name="Verdana" fo:language="en" fo:country="US"/>
    </style:style>
    <style:style style:name="P451" style:parent-style-name="Textbody" style:family="paragraph">
      <style:paragraph-properties fo:margin-top="0.0458in" fo:margin-bottom="0in"/>
      <style:text-properties style:font-name="Verdana" fo:language="en" fo:country="US"/>
    </style:style>
    <style:style style:name="P452" style:parent-style-name="Textbody" style:family="paragraph">
      <style:paragraph-properties fo:margin-top="0.0458in" fo:margin-bottom="0in"/>
      <style:text-properties style:font-name="Verdana" fo:language="en" fo:country="US"/>
    </style:style>
    <style:style style:name="P453" style:parent-style-name="Textbody" style:family="paragraph">
      <style:paragraph-properties fo:margin-top="0.0458in" fo:margin-bottom="0in"/>
      <style:text-properties style:font-name="Verdana" fo:language="en" fo:country="US"/>
    </style:style>
    <style:style style:name="P454" style:parent-style-name="Textbody" style:family="paragraph">
      <style:paragraph-properties fo:margin-top="0.0458in" fo:margin-bottom="0in"/>
      <style:text-properties style:font-name="Verdana" fo:language="en" fo:country="US"/>
    </style:style>
    <style:style style:name="P455" style:parent-style-name="Textbody" style:family="paragraph">
      <style:paragraph-properties fo:margin-top="0.0458in" fo:margin-bottom="0in"/>
      <style:text-properties style:font-name="Verdana" fo:language="en" fo:country="US"/>
    </style:style>
    <style:style style:name="P456" style:parent-style-name="Textbody" style:family="paragraph">
      <style:paragraph-properties fo:margin-top="0.0458in" fo:margin-bottom="0in"/>
      <style:text-properties style:font-name="Verdana" fo:language="en" fo:country="US"/>
    </style:style>
    <style:style style:name="P457" style:parent-style-name="Textbody" style:family="paragraph">
      <style:paragraph-properties fo:margin-top="0.0861in" fo:margin-bottom="0.0402in"/>
      <style:text-properties style:font-name="Verdana" fo:font-weight="bold" style:font-weight-asian="bold" style:font-weight-complex="bold" fo:language="en" fo:country="US"/>
    </style:style>
    <style:style style:name="P458" style:parent-style-name="Textbody" style:family="paragraph">
      <style:paragraph-properties fo:margin-top="0.0458in" fo:margin-bottom="0in"/>
      <style:text-properties style:font-name="Verdana" fo:language="en" fo:country="US"/>
    </style:style>
    <style:style style:name="P459" style:parent-style-name="Textbody" style:family="paragraph">
      <style:paragraph-properties fo:margin-top="0.0458in" fo:margin-bottom="0in"/>
      <style:text-properties style:font-name="Verdana" fo:language="en" fo:country="US"/>
    </style:style>
    <style:style style:name="P460" style:parent-style-name="Textbody" style:family="paragraph">
      <style:paragraph-properties fo:margin-top="0.0458in" fo:margin-bottom="0in"/>
      <style:text-properties style:font-name="Verdana" fo:language="en" fo:country="US"/>
    </style:style>
    <style:style style:name="TableColumn462" style:family="table-column">
      <style:table-column-properties style:column-width="0.2708in" style:use-optimal-column-width="false"/>
    </style:style>
    <style:style style:name="TableColumn463" style:family="table-column">
      <style:table-column-properties style:column-width="6.4215in" style:use-optimal-column-width="false"/>
    </style:style>
    <style:style style:name="Table461" style:family="table">
      <style:table-properties style:width="6.6923in" fo:margin-left="0in" table:align="left"/>
    </style:style>
    <style:style style:name="TableRow464" style:family="table-row">
      <style:table-row-properties style:use-optimal-row-height="false"/>
    </style:style>
    <style:style style:name="TableCell4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6" style:parent-style-name="TableContents" style:family="paragraph">
      <style:text-properties style:font-name="Verdana" fo:language="en" fo:country="US"/>
    </style:style>
    <style:style style:name="TableCell467" style:family="table-cell">
      <style:table-cell-properties fo:border="0.0034in solid #000000" style:writing-mode="lr-tb" fo:padding-top="0.0381in" fo:padding-left="0.0381in" fo:padding-bottom="0.0381in" fo:padding-right="0.0381in"/>
    </style:style>
    <style:style style:name="P468" style:parent-style-name="TableContents" style:family="paragraph">
      <style:text-properties style:font-name="Verdana" fo:language="en" fo:country="US"/>
    </style:style>
    <style:style style:name="TableRow469" style:family="table-row">
      <style:table-row-properties style:use-optimal-row-height="false"/>
    </style:style>
    <style:style style:name="TableCell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1" style:parent-style-name="TableContents" style:family="paragraph">
      <style:text-properties style:font-name="Verdana" fo:language="en" fo:country="US"/>
    </style:style>
    <style:style style:name="TableCell4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3" style:parent-style-name="TableContents" style:family="paragraph">
      <style:text-properties style:font-name="Verdana" fo:language="en" fo:country="US"/>
    </style:style>
    <style:style style:name="TableRow474" style:family="table-row">
      <style:table-row-properties style:use-optimal-row-height="false"/>
    </style:style>
    <style:style style:name="TableCell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6" style:parent-style-name="TableContents" style:family="paragraph">
      <style:text-properties style:font-name="Verdana" fo:language="en" fo:country="US"/>
    </style:style>
    <style:style style:name="TableCell4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8" style:parent-style-name="TableContents" style:family="paragraph">
      <style:text-properties style:font-name="Verdana" fo:language="en" fo:country="US"/>
    </style:style>
    <style:style style:name="TableRow479" style:family="table-row">
      <style:table-row-properties style:use-optimal-row-height="false"/>
    </style:style>
    <style:style style:name="TableCell4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1" style:parent-style-name="TableContents" style:family="paragraph">
      <style:text-properties style:font-name="Verdana" fo:language="en" fo:country="US"/>
    </style:style>
    <style:style style:name="TableCell4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3" style:parent-style-name="TableContents" style:family="paragraph">
      <style:text-properties style:font-name="Verdana" fo:language="en" fo:country="US"/>
    </style:style>
    <style:style style:name="TableRow484" style:family="table-row">
      <style:table-row-properties style:use-optimal-row-height="false"/>
    </style:style>
    <style:style style:name="TableCell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6" style:parent-style-name="TableContents" style:family="paragraph">
      <style:text-properties style:font-name="Verdana" fo:language="en" fo:country="US"/>
    </style:style>
    <style:style style:name="TableCell4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8" style:parent-style-name="TableContents" style:family="paragraph">
      <style:text-properties style:font-name="Verdana" fo:language="en" fo:country="US"/>
    </style:style>
    <style:style style:name="TableRow489" style:family="table-row">
      <style:table-row-properties style:use-optimal-row-height="false"/>
    </style:style>
    <style:style style:name="TableCell4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1" style:parent-style-name="TableContents" style:family="paragraph">
      <style:text-properties style:font-name="Verdana" fo:language="en" fo:country="US"/>
    </style:style>
    <style:style style:name="TableCell4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3" style:parent-style-name="TableContents" style:family="paragraph">
      <style:text-properties style:font-name="Verdana" fo:language="en" fo:country="US"/>
    </style:style>
    <style:style style:name="P494" style:parent-style-name="Textbody" style:family="paragraph">
      <style:paragraph-properties fo:margin-top="0.0055in" fo:margin-bottom="0in"/>
      <style:text-properties style:font-name="Verdana" fo:language="en" fo:country="US"/>
    </style:style>
    <style:style style:name="P495" style:parent-style-name="Textbody" style:family="paragraph">
      <style:paragraph-properties fo:margin-top="0.0055in" fo:margin-bottom="0in"/>
      <style:text-properties style:font-name="Verdana" fo:font-weight="bold" style:font-weight-asian="bold" style:font-weight-complex="bold" fo:language="en" fo:country="US"/>
    </style:style>
    <style:style style:name="P496" style:parent-style-name="Textbody" style:family="paragraph">
      <style:paragraph-properties fo:margin-top="0.0458in" fo:margin-bottom="0.0402in"/>
      <style:text-properties style:font-name="Verdana" fo:language="en" fo:country="US"/>
    </style:style>
    <style:style style:name="P497" style:parent-style-name="Textbody" style:family="paragraph">
      <style:paragraph-properties fo:margin-top="0.0055in" fo:margin-bottom="0in"/>
      <style:text-properties style:font-name="Verdana" fo:language="en" fo:country="US"/>
    </style:style>
    <style:style style:name="P498" style:parent-style-name="Textbody" style:family="paragraph">
      <style:paragraph-properties fo:margin-top="0.0458in" fo:margin-bottom="0.0402in"/>
      <style:text-properties style:font-name="Verdana" fo:language="en" fo:country="US"/>
    </style:style>
    <style:style style:name="P499" style:parent-style-name="Textbody" style:family="paragraph">
      <style:paragraph-properties fo:margin-top="0.0458in" fo:margin-bottom="0.0402in"/>
      <style:text-properties style:font-name="Verdana" fo:font-weight="bold" style:font-weight-asian="bold" style:font-weight-complex="bold" fo:language="en" fo:country="US"/>
    </style:style>
    <style:style style:name="P500" style:parent-style-name="Textbody" style:family="paragraph">
      <style:paragraph-properties fo:margin-top="0.0458in" fo:margin-bottom="0.0402in"/>
      <style:text-properties style:font-name="Verdana" fo:font-weight="bold" style:font-weight-asian="bold" style:font-weight-complex="bold" fo:language="en" fo:country="US"/>
    </style:style>
    <style:style style:name="P501" style:parent-style-name="Textbody" style:family="paragraph">
      <style:paragraph-properties fo:margin-top="0.0458in" fo:margin-bottom="0.0402in"/>
      <style:text-properties style:font-name="Verdana" fo:font-weight="bold" style:font-weight-asian="bold" style:font-weight-complex="bold" fo:language="en" fo:country="US"/>
    </style:style>
    <style:style style:name="P502" style:parent-style-name="Textbody" style:family="paragraph">
      <style:paragraph-properties fo:margin-top="0.0055in" fo:margin-bottom="0in"/>
      <style:text-properties style:font-name="Verdana" fo:language="en" fo:country="US"/>
    </style:style>
    <style:style style:name="P503" style:parent-style-name="Textbody" style:family="paragraph">
      <style:paragraph-properties fo:margin-top="0.0458in" fo:margin-bottom="0.0402in"/>
      <style:text-properties style:font-name="Verdana" fo:font-weight="bold" style:font-weight-asian="bold" style:font-weight-complex="bold" fo:language="en" fo:country="US"/>
    </style:style>
    <style:style style:name="P504" style:parent-style-name="Textbody" style:family="paragraph">
      <style:paragraph-properties fo:margin-top="0.0055in" fo:margin-bottom="0in"/>
      <style:text-properties style:font-name="Verdana" fo:language="en" fo:country="US"/>
    </style:style>
    <style:style style:name="P505" style:parent-style-name="Textbody" style:family="paragraph">
      <style:paragraph-properties fo:margin-top="0.0458in" fo:margin-bottom="0.0402in"/>
      <style:text-properties style:font-name="Verdana" fo:font-weight="bold" style:font-weight-asian="bold" style:font-weight-complex="bold" fo:language="en" fo:country="US"/>
    </style:style>
    <style:style style:name="P506" style:parent-style-name="Textbody" style:family="paragraph">
      <style:paragraph-properties fo:margin-top="0.0055in" fo:margin-bottom="0in"/>
      <style:text-properties style:font-name="Verdana" fo:language="en" fo:country="US"/>
    </style:style>
    <style:style style:name="P507" style:parent-style-name="Textbody" style:family="paragraph">
      <style:paragraph-properties fo:margin-top="0.0458in" fo:margin-bottom="0.0402in"/>
      <style:text-properties style:font-name="Verdana" fo:font-weight="bold" style:font-weight-asian="bold" style:font-weight-complex="bold" fo:language="en" fo:country="US"/>
    </style:style>
    <style:style style:name="P508" style:parent-style-name="Textbody" style:family="paragraph">
      <style:paragraph-properties fo:margin-top="0.0055in" fo:margin-bottom="0in"/>
      <style:text-properties style:font-name="Verdana" fo:language="en" fo:country="US"/>
    </style:style>
    <style:style style:name="P509" style:parent-style-name="Textbody" style:family="paragraph">
      <style:paragraph-properties fo:margin-top="0.0458in" fo:margin-bottom="0.0402in"/>
      <style:text-properties style:font-name="Verdana" fo:font-weight="bold" style:font-weight-asian="bold" style:font-weight-complex="bold" fo:language="en" fo:country="US"/>
    </style:style>
    <style:style style:name="P510" style:parent-style-name="Textbody" style:family="paragraph">
      <style:paragraph-properties fo:margin-top="0.0055in" fo:margin-bottom="0in"/>
      <style:text-properties style:font-name="Verdana" fo:language="en" fo:country="US"/>
    </style:style>
    <style:style style:name="P511" style:parent-style-name="Textbody" style:family="paragraph">
      <style:paragraph-properties fo:margin-top="0.0055in" fo:margin-bottom="0in" fo:line-height="115%"/>
    </style:style>
    <style:style style:name="T512" style:parent-style-name="Kappaleenoletusfontti" style:family="text">
      <style:text-properties style:font-name="Verdana" fo:font-weight="bold" style:font-weight-asian="bold" fo:language="en" fo:country="US"/>
    </style:style>
    <style:style style:name="P513" style:parent-style-name="Textbody" style:family="paragraph">
      <style:paragraph-properties fo:margin-top="0.0055in" fo:margin-bottom="0in"/>
      <style:text-properties style:font-name="Verdana" fo:language="en" fo:country="US"/>
    </style:style>
    <style:style style:name="P514" style:parent-style-name="Textbody" style:family="paragraph">
      <style:paragraph-properties fo:margin-top="0.0055in" fo:margin-bottom="0in"/>
    </style:style>
    <style:style style:name="T515" style:parent-style-name="Kappaleenoletusfontti" style:family="text">
      <style:text-properties style:font-name="Verdana" fo:font-weight="bold" style:font-weight-asian="bold" style:font-weight-complex="bold" fo:language="en" fo:country="US"/>
    </style:style>
    <style:style style:name="P516" style:parent-style-name="Textbody" style:family="paragraph">
      <style:paragraph-properties fo:margin-top="0.0458in" fo:margin-bottom="0.0402in"/>
      <style:text-properties style:font-name="Verdana" fo:language="en" fo:country="US"/>
    </style:style>
    <style:style style:name="P517" style:parent-style-name="Textbody" style:family="paragraph">
      <style:paragraph-properties fo:margin-top="0.0055in" fo:margin-bottom="0in"/>
      <style:text-properties style:font-name="Verdana" fo:font-weight="bold" style:font-weight-asian="bold" style:font-weight-complex="bold" fo:language="en" fo:country="US"/>
    </style:style>
    <style:style style:name="P518" style:parent-style-name="Textbody" style:family="paragraph">
      <style:paragraph-properties fo:margin-top="0.0458in" fo:margin-bottom="0.0402in"/>
      <style:text-properties style:font-name="Verdana" fo:language="en" fo:country="US"/>
    </style:style>
    <style:style style:name="P519" style:parent-style-name="Textbody" style:family="paragraph">
      <style:paragraph-properties fo:margin-top="0.0055in" fo:margin-bottom="0in" fo:line-height="115%"/>
      <style:text-properties style:font-name="Verdana" fo:font-weight="bold" style:font-weight-asian="bold" style:font-weight-complex="bold" fo:language="en" fo:country="US"/>
    </style:style>
    <style:style style:name="TableColumn521" style:family="table-column">
      <style:table-column-properties style:column-width="1.0625in"/>
    </style:style>
    <style:style style:name="TableColumn522" style:family="table-column">
      <style:table-column-properties style:column-width="3.4493in"/>
    </style:style>
    <style:style style:name="TableColumn523" style:family="table-column">
      <style:table-column-properties style:column-width="2.1736in"/>
    </style:style>
    <style:style style:name="Table520" style:family="table">
      <style:table-properties style:width="6.6854in" fo:margin-left="0in" table:align="left"/>
    </style:style>
    <style:style style:name="TableRow524" style:family="table-row">
      <style:table-row-properties/>
    </style:style>
    <style:style style:name="TableCell525" style:family="table-cell">
      <style:table-cell-properties fo:border="0.0069in solid #000000" style:writing-mode="lr-tb" fo:padding-top="0in" fo:padding-left="0.075in" fo:padding-bottom="0in" fo:padding-right="0.075in"/>
    </style:style>
    <style:style style:name="P526" style:parent-style-name="Textbody" style:family="paragraph">
      <style:paragraph-properties fo:margin-top="0.0055in" fo:margin-bottom="0in"/>
      <style:text-properties style:font-name="Verdana" style:font-weight-complex="bold" fo:language="en" fo:country="US"/>
    </style:style>
    <style:style style:name="TableCell527" style:family="table-cell">
      <style:table-cell-properties fo:border="0.0069in solid #000000" style:writing-mode="lr-tb" fo:padding-top="0in" fo:padding-left="0.075in" fo:padding-bottom="0in" fo:padding-right="0.075in"/>
    </style:style>
    <style:style style:name="P528" style:parent-style-name="Textbody" style:family="paragraph">
      <style:paragraph-properties fo:margin-top="0.0055in" fo:margin-bottom="0in"/>
      <style:text-properties style:font-name="Verdana" style:font-weight-complex="bold" fo:language="en" fo:country="US"/>
    </style:style>
    <style:style style:name="TableCell529" style:family="table-cell">
      <style:table-cell-properties fo:border="0.0069in solid #000000" style:writing-mode="lr-tb" fo:padding-top="0in" fo:padding-left="0.075in" fo:padding-bottom="0in" fo:padding-right="0.075in"/>
    </style:style>
    <style:style style:name="P530" style:parent-style-name="Textbody" style:family="paragraph">
      <style:paragraph-properties fo:margin-top="0.0055in" fo:margin-bottom="0in"/>
      <style:text-properties style:font-name="Verdana" style:font-weight-complex="bold" fo:language="en" fo:country="US"/>
    </style:style>
    <style:style style:name="TableRow531" style:family="table-row">
      <style:table-row-properties/>
    </style:style>
    <style:style style:name="TableCell532" style:family="table-cell">
      <style:table-cell-properties fo:border="0.0069in solid #000000" style:writing-mode="lr-tb" fo:padding-top="0in" fo:padding-left="0.075in" fo:padding-bottom="0in" fo:padding-right="0.075in"/>
    </style:style>
    <style:style style:name="P533" style:parent-style-name="Textbody" style:family="paragraph">
      <style:paragraph-properties fo:margin-top="0.0055in" fo:margin-bottom="0in"/>
      <style:text-properties style:font-name="Verdana" style:font-weight-complex="bold" fo:language="en" fo:country="US"/>
    </style:style>
    <style:style style:name="TableCell534" style:family="table-cell">
      <style:table-cell-properties fo:border="0.0069in solid #000000" style:writing-mode="lr-tb" fo:padding-top="0in" fo:padding-left="0.075in" fo:padding-bottom="0in" fo:padding-right="0.075in"/>
    </style:style>
    <style:style style:name="P535" style:parent-style-name="Textbody" style:family="paragraph">
      <style:paragraph-properties fo:margin-top="0.0055in" fo:margin-bottom="0in"/>
      <style:text-properties style:font-name="Verdana" style:font-weight-complex="bold" fo:language="en" fo:country="US"/>
    </style:style>
    <style:style style:name="TableCell536" style:family="table-cell">
      <style:table-cell-properties fo:border="0.0069in solid #000000" style:writing-mode="lr-tb" fo:padding-top="0in" fo:padding-left="0.075in" fo:padding-bottom="0in" fo:padding-right="0.075in"/>
    </style:style>
    <style:style style:name="P537" style:parent-style-name="Textbody" style:family="paragraph">
      <style:paragraph-properties fo:margin-top="0.0055in" fo:margin-bottom="0in"/>
      <style:text-properties style:font-name="Verdana" style:font-weight-complex="bold" fo:language="en" fo:country="US"/>
    </style:style>
    <style:style style:name="TableRow538" style:family="table-row">
      <style:table-row-properties/>
    </style:style>
    <style:style style:name="TableCell539" style:family="table-cell">
      <style:table-cell-properties fo:border="0.0069in solid #000000" style:writing-mode="lr-tb" fo:padding-top="0in" fo:padding-left="0.075in" fo:padding-bottom="0in" fo:padding-right="0.075in"/>
    </style:style>
    <style:style style:name="P540" style:parent-style-name="Textbody" style:family="paragraph">
      <style:paragraph-properties fo:margin-top="0.0055in" fo:margin-bottom="0in"/>
      <style:text-properties style:font-name="Verdana" style:font-weight-complex="bold" fo:language="en" fo:country="US"/>
    </style:style>
    <style:style style:name="TableCell541" style:family="table-cell">
      <style:table-cell-properties fo:border="0.0069in solid #000000" style:writing-mode="lr-tb" fo:padding-top="0in" fo:padding-left="0.075in" fo:padding-bottom="0in" fo:padding-right="0.075in"/>
    </style:style>
    <style:style style:name="P542" style:parent-style-name="Textbody" style:family="paragraph">
      <style:paragraph-properties fo:margin-top="0.0055in" fo:margin-bottom="0in"/>
      <style:text-properties style:font-name="Verdana" style:font-weight-complex="bold" fo:language="en" fo:country="US"/>
    </style:style>
    <style:style style:name="TableCell543" style:family="table-cell">
      <style:table-cell-properties fo:border="0.0069in solid #000000" style:writing-mode="lr-tb" fo:padding-top="0in" fo:padding-left="0.075in" fo:padding-bottom="0in" fo:padding-right="0.075in"/>
    </style:style>
    <style:style style:name="P544" style:parent-style-name="Textbody" style:family="paragraph">
      <style:paragraph-properties fo:margin-top="0.0055in" fo:margin-bottom="0in"/>
      <style:text-properties style:font-name="Verdana" style:font-weight-complex="bold" fo:language="en" fo:country="US"/>
    </style:style>
    <style:style style:name="TableRow545" style:family="table-row">
      <style:table-row-properties/>
    </style:style>
    <style:style style:name="TableCell546" style:family="table-cell">
      <style:table-cell-properties fo:border="0.0069in solid #000000" style:writing-mode="lr-tb" fo:padding-top="0in" fo:padding-left="0.075in" fo:padding-bottom="0in" fo:padding-right="0.075in"/>
    </style:style>
    <style:style style:name="P547" style:parent-style-name="Textbody" style:family="paragraph">
      <style:paragraph-properties fo:margin-top="0.0055in" fo:margin-bottom="0in"/>
      <style:text-properties style:font-name="Verdana" style:font-weight-complex="bold" fo:language="en" fo:country="US"/>
    </style:style>
    <style:style style:name="TableCell548" style:family="table-cell">
      <style:table-cell-properties fo:border="0.0069in solid #000000" style:writing-mode="lr-tb" fo:padding-top="0in" fo:padding-left="0.075in" fo:padding-bottom="0in" fo:padding-right="0.075in"/>
    </style:style>
    <style:style style:name="P549" style:parent-style-name="Textbody" style:family="paragraph">
      <style:paragraph-properties fo:margin-top="0.0055in" fo:margin-bottom="0in"/>
      <style:text-properties style:font-name="Verdana" style:font-weight-complex="bold" fo:language="en" fo:country="US"/>
    </style:style>
    <style:style style:name="TableCell550" style:family="table-cell">
      <style:table-cell-properties fo:border="0.0069in solid #000000" style:writing-mode="lr-tb" fo:padding-top="0in" fo:padding-left="0.075in" fo:padding-bottom="0in" fo:padding-right="0.075in"/>
    </style:style>
    <style:style style:name="P551" style:parent-style-name="Textbody" style:family="paragraph">
      <style:paragraph-properties fo:margin-top="0.0055in" fo:margin-bottom="0in"/>
      <style:text-properties style:font-name="Verdana" style:font-weight-complex="bold" fo:language="en" fo:country="US"/>
    </style:style>
    <style:style style:name="TableRow552" style:family="table-row">
      <style:table-row-properties/>
    </style:style>
    <style:style style:name="TableCell553" style:family="table-cell">
      <style:table-cell-properties fo:border="0.0069in solid #000000" style:writing-mode="lr-tb" fo:padding-top="0in" fo:padding-left="0.075in" fo:padding-bottom="0in" fo:padding-right="0.075in"/>
    </style:style>
    <style:style style:name="P554" style:parent-style-name="Textbody" style:family="paragraph">
      <style:paragraph-properties fo:margin-top="0.0055in" fo:margin-bottom="0in"/>
      <style:text-properties style:font-name="Verdana" style:font-weight-complex="bold" fo:language="en" fo:country="US"/>
    </style:style>
    <style:style style:name="TableCell555" style:family="table-cell">
      <style:table-cell-properties fo:border="0.0069in solid #000000" style:writing-mode="lr-tb" fo:padding-top="0in" fo:padding-left="0.075in" fo:padding-bottom="0in" fo:padding-right="0.075in"/>
    </style:style>
    <style:style style:name="P556" style:parent-style-name="Textbody" style:family="paragraph">
      <style:paragraph-properties fo:margin-top="0.0055in" fo:margin-bottom="0in"/>
      <style:text-properties style:font-name="Verdana" style:font-weight-complex="bold" fo:language="en" fo:country="US"/>
    </style:style>
    <style:style style:name="TableCell557" style:family="table-cell">
      <style:table-cell-properties fo:border="0.0069in solid #000000" style:writing-mode="lr-tb" fo:padding-top="0in" fo:padding-left="0.075in" fo:padding-bottom="0in" fo:padding-right="0.075in"/>
    </style:style>
    <style:style style:name="P558" style:parent-style-name="Textbody" style:family="paragraph">
      <style:paragraph-properties fo:margin-top="0.0055in" fo:margin-bottom="0in"/>
      <style:text-properties style:font-name="Verdana" style:font-weight-complex="bold" fo:language="en" fo:country="US"/>
    </style:style>
    <style:style style:name="TableRow559" style:family="table-row">
      <style:table-row-properties/>
    </style:style>
    <style:style style:name="TableCell560" style:family="table-cell">
      <style:table-cell-properties fo:border="0.0069in solid #000000" style:writing-mode="lr-tb" fo:padding-top="0in" fo:padding-left="0.075in" fo:padding-bottom="0in" fo:padding-right="0.075in"/>
    </style:style>
    <style:style style:name="P561" style:parent-style-name="Textbody" style:family="paragraph">
      <style:paragraph-properties fo:margin-top="0.0055in" fo:margin-bottom="0in"/>
      <style:text-properties style:font-name="Verdana" style:font-weight-complex="bold" fo:language="en" fo:country="US"/>
    </style:style>
    <style:style style:name="TableCell562" style:family="table-cell">
      <style:table-cell-properties fo:border="0.0069in solid #000000" style:writing-mode="lr-tb" fo:padding-top="0in" fo:padding-left="0.075in" fo:padding-bottom="0in" fo:padding-right="0.075in"/>
    </style:style>
    <style:style style:name="P563" style:parent-style-name="Textbody" style:family="paragraph">
      <style:paragraph-properties fo:margin-top="0.0055in" fo:margin-bottom="0in"/>
      <style:text-properties style:font-name="Verdana" style:font-weight-complex="bold" fo:language="en" fo:country="US"/>
    </style:style>
    <style:style style:name="TableCell564" style:family="table-cell">
      <style:table-cell-properties fo:border="0.0069in solid #000000" style:writing-mode="lr-tb" fo:padding-top="0in" fo:padding-left="0.075in" fo:padding-bottom="0in" fo:padding-right="0.075in"/>
    </style:style>
    <style:style style:name="P565" style:parent-style-name="Textbody" style:family="paragraph">
      <style:paragraph-properties fo:margin-top="0.0055in" fo:margin-bottom="0in"/>
      <style:text-properties style:font-name="Verdana" style:font-weight-complex="bold" fo:language="en" fo:country="US"/>
    </style:style>
    <style:style style:name="TableRow566" style:family="table-row">
      <style:table-row-properties/>
    </style:style>
    <style:style style:name="TableCell567" style:family="table-cell">
      <style:table-cell-properties fo:border="0.0069in solid #000000" style:writing-mode="lr-tb" fo:padding-top="0in" fo:padding-left="0.075in" fo:padding-bottom="0in" fo:padding-right="0.075in"/>
    </style:style>
    <style:style style:name="P568" style:parent-style-name="Textbody" style:family="paragraph">
      <style:paragraph-properties fo:margin-top="0.0055in" fo:margin-bottom="0in"/>
      <style:text-properties style:font-name="Verdana" style:font-weight-complex="bold" fo:language="en" fo:country="US"/>
    </style:style>
    <style:style style:name="TableCell569" style:family="table-cell">
      <style:table-cell-properties fo:border="0.0069in solid #000000" style:writing-mode="lr-tb" fo:padding-top="0in" fo:padding-left="0.075in" fo:padding-bottom="0in" fo:padding-right="0.075in"/>
    </style:style>
    <style:style style:name="P570" style:parent-style-name="Textbody" style:family="paragraph">
      <style:paragraph-properties fo:margin-top="0.0055in" fo:margin-bottom="0in"/>
      <style:text-properties style:font-name="Verdana" style:font-weight-complex="bold" fo:language="en" fo:country="US"/>
    </style:style>
    <style:style style:name="TableCell571" style:family="table-cell">
      <style:table-cell-properties fo:border="0.0069in solid #000000" style:writing-mode="lr-tb" fo:padding-top="0in" fo:padding-left="0.075in" fo:padding-bottom="0in" fo:padding-right="0.075in"/>
    </style:style>
    <style:style style:name="P572" style:parent-style-name="Textbody" style:family="paragraph">
      <style:paragraph-properties fo:margin-top="0.0055in" fo:margin-bottom="0in"/>
      <style:text-properties style:font-name="Verdana" style:font-weight-complex="bold" fo:language="en" fo:country="US"/>
    </style:style>
    <style:style style:name="TableRow573" style:family="table-row">
      <style:table-row-properties/>
    </style:style>
    <style:style style:name="TableCell574" style:family="table-cell">
      <style:table-cell-properties fo:border="0.0069in solid #000000" style:writing-mode="lr-tb" fo:padding-top="0in" fo:padding-left="0.075in" fo:padding-bottom="0in" fo:padding-right="0.075in"/>
    </style:style>
    <style:style style:name="P575" style:parent-style-name="Textbody" style:family="paragraph">
      <style:paragraph-properties fo:margin-top="0.0055in" fo:margin-bottom="0in"/>
      <style:text-properties style:font-name="Verdana" style:font-weight-complex="bold" fo:language="en" fo:country="US"/>
    </style:style>
    <style:style style:name="TableCell576" style:family="table-cell">
      <style:table-cell-properties fo:border="0.0069in solid #000000" style:writing-mode="lr-tb" fo:padding-top="0in" fo:padding-left="0.075in" fo:padding-bottom="0in" fo:padding-right="0.075in"/>
    </style:style>
    <style:style style:name="P577" style:parent-style-name="Textbody" style:family="paragraph">
      <style:paragraph-properties fo:margin-top="0.0055in" fo:margin-bottom="0in"/>
      <style:text-properties style:font-name="Verdana" style:font-weight-complex="bold" fo:language="en" fo:country="US"/>
    </style:style>
    <style:style style:name="TableCell578" style:family="table-cell">
      <style:table-cell-properties fo:border="0.0069in solid #000000" style:writing-mode="lr-tb" fo:padding-top="0in" fo:padding-left="0.075in" fo:padding-bottom="0in" fo:padding-right="0.075in"/>
    </style:style>
    <style:style style:name="P579" style:parent-style-name="Textbody" style:family="paragraph">
      <style:paragraph-properties fo:margin-top="0.0055in" fo:margin-bottom="0in"/>
      <style:text-properties style:font-name="Verdana" style:font-weight-complex="bold" fo:language="en" fo:country="US"/>
    </style:style>
    <style:style style:name="TableRow580" style:family="table-row">
      <style:table-row-properties/>
    </style:style>
    <style:style style:name="TableCell581" style:family="table-cell">
      <style:table-cell-properties fo:border="0.0069in solid #000000" style:writing-mode="lr-tb" fo:padding-top="0in" fo:padding-left="0.075in" fo:padding-bottom="0in" fo:padding-right="0.075in"/>
    </style:style>
    <style:style style:name="P582" style:parent-style-name="Textbody" style:family="paragraph">
      <style:paragraph-properties fo:margin-top="0.0055in" fo:margin-bottom="0in"/>
      <style:text-properties style:font-name="Verdana" style:font-weight-complex="bold" fo:language="en" fo:country="US"/>
    </style:style>
    <style:style style:name="TableCell583" style:family="table-cell">
      <style:table-cell-properties fo:border="0.0069in solid #000000" style:writing-mode="lr-tb" fo:padding-top="0in" fo:padding-left="0.075in" fo:padding-bottom="0in" fo:padding-right="0.075in"/>
    </style:style>
    <style:style style:name="P584" style:parent-style-name="Textbody" style:family="paragraph">
      <style:paragraph-properties fo:margin-top="0.0055in" fo:margin-bottom="0in"/>
      <style:text-properties style:font-name="Verdana" style:font-weight-complex="bold" fo:language="en" fo:country="US"/>
    </style:style>
    <style:style style:name="TableCell585" style:family="table-cell">
      <style:table-cell-properties fo:border="0.0069in solid #000000" style:writing-mode="lr-tb" fo:padding-top="0in" fo:padding-left="0.075in" fo:padding-bottom="0in" fo:padding-right="0.075in"/>
    </style:style>
    <style:style style:name="P586" style:parent-style-name="Textbody" style:family="paragraph">
      <style:paragraph-properties fo:margin-top="0.0055in" fo:margin-bottom="0in"/>
      <style:text-properties style:font-name="Verdana" style:font-weight-complex="bold" fo:language="en" fo:country="US"/>
    </style:style>
    <style:style style:name="P587" style:parent-style-name="Textbody" style:family="paragraph">
      <style:paragraph-properties fo:margin-top="0.1666in" fo:margin-bottom="0in"/>
      <style:text-properties style:font-name="Verdana" fo:font-weight="bold" style:font-weight-asian="bold" style:font-weight-complex="bold" fo:language="en" fo:country="US"/>
    </style:style>
    <style:style style:name="P588" style:parent-style-name="Textbody" style:family="paragraph">
      <style:paragraph-properties fo:margin-top="0.0055in" fo:margin-bottom="0in"/>
      <style:text-properties style:font-name="Verdana" style:font-weight-complex="bold" fo:language="en" fo:country="US"/>
    </style:style>
    <style:style style:name="P589" style:parent-style-name="Textbody" style:family="paragraph">
      <style:paragraph-properties fo:margin-top="0.0055in" fo:margin-bottom="0in"/>
      <style:text-properties style:font-name="Verdana" fo:font-weight="bold" style:font-weight-asian="bold" style:font-weight-complex="bold" fo:language="en" fo:country="US"/>
    </style:style>
    <style:style style:name="P590" style:parent-style-name="Textbody" style:family="paragraph">
      <style:paragraph-properties fo:margin-top="0.0458in" fo:margin-bottom="0.0402in"/>
      <style:text-properties style:font-name="Verdana" fo:language="en" fo:country="US"/>
    </style:style>
    <style:style style:name="TableColumn592" style:family="table-column">
      <style:table-column-properties style:column-width="0.3125in" style:use-optimal-column-width="false"/>
    </style:style>
    <style:style style:name="TableColumn593" style:family="table-column">
      <style:table-column-properties style:column-width="6.3798in" style:use-optimal-column-width="false"/>
    </style:style>
    <style:style style:name="Table591" style:family="table">
      <style:table-properties style:width="6.6923in" fo:margin-left="0in" table:align="left"/>
    </style:style>
    <style:style style:name="TableRow594" style:family="table-row">
      <style:table-row-properties style:use-optimal-row-height="false"/>
    </style:style>
    <style:style style:name="TableCell5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96" style:parent-style-name="TableContents" style:family="paragraph">
      <style:text-properties style:font-name="Verdana" fo:language="en" fo:country="US"/>
    </style:style>
    <style:style style:name="TableCell597" style:family="table-cell">
      <style:table-cell-properties fo:border="0.0034in solid #000000" style:writing-mode="lr-tb" fo:padding-top="0.0381in" fo:padding-left="0.0381in" fo:padding-bottom="0.0381in" fo:padding-right="0.0381in"/>
    </style:style>
    <style:style style:name="P598" style:parent-style-name="TableContents" style:family="paragraph">
      <style:text-properties style:font-name="Verdana" fo:language="en" fo:country="US"/>
    </style:style>
    <style:style style:name="TableRow599" style:family="table-row">
      <style:table-row-properties style:use-optimal-row-height="false"/>
    </style:style>
    <style:style style:name="TableCell6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1" style:parent-style-name="TableContents" style:family="paragraph">
      <style:text-properties style:font-name="Verdana" fo:language="en" fo:country="US"/>
    </style:style>
    <style:style style:name="TableCell6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3" style:parent-style-name="TableContents" style:family="paragraph">
      <style:text-properties style:font-name="Verdana" fo:language="en" fo:country="US"/>
    </style:style>
    <style:style style:name="TableRow604" style:family="table-row">
      <style:table-row-properties style:use-optimal-row-height="false"/>
    </style:style>
    <style:style style:name="TableCell6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6" style:parent-style-name="TableContents" style:family="paragraph">
      <style:text-properties style:font-name="Verdana" fo:language="en" fo:country="US"/>
    </style:style>
    <style:style style:name="TableCell6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8" style:parent-style-name="TableContents" style:family="paragraph">
      <style:text-properties style:font-name="Verdana" fo:language="en" fo:country="US"/>
    </style:style>
    <style:style style:name="TableRow609" style:family="table-row">
      <style:table-row-properties style:use-optimal-row-height="false"/>
    </style:style>
    <style:style style:name="TableCell6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1" style:parent-style-name="TableContents" style:family="paragraph">
      <style:text-properties style:font-name="Verdana" fo:language="en" fo:country="US"/>
    </style:style>
    <style:style style:name="TableCell6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3" style:parent-style-name="TableContents" style:family="paragraph">
      <style:text-properties style:font-name="Verdana" fo:language="en" fo:country="US"/>
    </style:style>
    <style:style style:name="TableRow614" style:family="table-row">
      <style:table-row-properties style:use-optimal-row-height="false"/>
    </style:style>
    <style:style style:name="TableCell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6" style:parent-style-name="TableContents" style:family="paragraph">
      <style:text-properties style:font-name="Verdana" fo:language="en" fo:country="US"/>
    </style:style>
    <style:style style:name="TableCell6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8" style:parent-style-name="TableContents" style:family="paragraph">
      <style:text-properties style:font-name="Verdana" fo:language="en" fo:country="US"/>
    </style:style>
    <style:style style:name="TableRow619" style:family="table-row">
      <style:table-row-properties style:use-optimal-row-height="false"/>
    </style:style>
    <style:style style:name="TableCell6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1" style:parent-style-name="TableContents" style:family="paragraph">
      <style:text-properties style:font-name="Verdana" fo:language="en" fo:country="US"/>
    </style:style>
    <style:style style:name="TableCell6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3" style:parent-style-name="TableContents" style:family="paragraph">
      <style:text-properties style:font-name="Verdana" fo:language="en" fo:country="US"/>
    </style:style>
    <style:style style:name="TableRow624" style:family="table-row">
      <style:table-row-properties style:use-optimal-row-height="false"/>
    </style:style>
    <style:style style:name="TableCell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6" style:parent-style-name="TableContents" style:family="paragraph">
      <style:text-properties style:font-name="Verdana" fo:language="en" fo:country="US"/>
    </style:style>
    <style:style style:name="TableCell6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8" style:parent-style-name="TableContents" style:family="paragraph">
      <style:text-properties style:font-name="Verdana" fo:language="en" fo:country="US"/>
    </style:style>
    <style:style style:name="TableRow629" style:family="table-row">
      <style:table-row-properties style:use-optimal-row-height="false"/>
    </style:style>
    <style:style style:name="TableCell6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1" style:parent-style-name="TableContents" style:family="paragraph">
      <style:text-properties style:font-name="Verdana" fo:language="en" fo:country="US"/>
    </style:style>
    <style:style style:name="TableCell6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3" style:parent-style-name="TableContents" style:family="paragraph">
      <style:text-properties style:font-name="Verdana" fo:language="en" fo:country="US"/>
    </style:style>
    <style:style style:name="TableRow634" style:family="table-row">
      <style:table-row-properties style:use-optimal-row-height="false"/>
    </style:style>
    <style:style style:name="TableCell6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6" style:parent-style-name="TableContents" style:family="paragraph">
      <style:text-properties style:font-name="Verdana" fo:language="en" fo:country="US"/>
    </style:style>
    <style:style style:name="TableCell6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8" style:parent-style-name="TableContents" style:family="paragraph">
      <style:text-properties style:font-name="Verdana" fo:language="en" fo:country="US"/>
    </style:style>
    <style:style style:name="TableRow639" style:family="table-row">
      <style:table-row-properties style:use-optimal-row-height="false"/>
    </style:style>
    <style:style style:name="TableCell6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1" style:parent-style-name="TableContents" style:family="paragraph">
      <style:text-properties style:font-name="Verdana" fo:language="en" fo:country="US"/>
    </style:style>
    <style:style style:name="TableCell6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3" style:parent-style-name="TableContents" style:family="paragraph">
      <style:text-properties style:font-name="Verdana" fo:language="en" fo:country="US"/>
    </style:style>
    <style:style style:name="P644" style:parent-style-name="Textbody" style:family="paragraph">
      <style:paragraph-properties fo:margin-top="0.0861in" fo:margin-bottom="0.0805in"/>
      <style:text-properties style:font-name="Verdana" fo:font-weight="bold" style:font-weight-asian="bold" style:font-weight-complex="bold" fo:language="en" fo:country="US"/>
    </style:style>
    <style:style style:name="P645" style:parent-style-name="Textbody" style:family="paragraph">
      <style:paragraph-properties fo:margin-bottom="0in"/>
      <style:text-properties style:font-name="Verdana" fo:language="en" fo:country="US"/>
    </style:style>
    <style:style style:name="P646" style:parent-style-name="Textbody" style:family="paragraph">
      <style:paragraph-properties fo:margin-bottom="0in"/>
      <style:text-properties style:font-name="Verdana" fo:language="en" fo:country="US"/>
    </style:style>
    <style:style style:name="P647" style:parent-style-name="Textbody" style:family="paragraph">
      <style:paragraph-properties fo:margin-bottom="0in"/>
      <style:text-properties style:font-name="Verdana" fo:language="en" fo:country="US"/>
    </style:style>
    <style:style style:name="P648" style:parent-style-name="Textbody" style:family="paragraph">
      <style:paragraph-properties fo:margin-bottom="0in"/>
      <style:text-properties style:font-name="Verdana" fo:language="en" fo:country="US"/>
    </style:style>
    <style:style style:name="P649" style:parent-style-name="Textbody" style:family="paragraph">
      <style:paragraph-properties fo:margin-bottom="0in"/>
      <style:text-properties style:font-name="Verdana" fo:language="en" fo:country="US"/>
    </style:style>
    <style:style style:name="P650" style:parent-style-name="Textbody" style:family="paragraph">
      <style:paragraph-properties fo:margin-bottom="0in"/>
      <style:text-properties style:font-name="Verdana" fo:language="en" fo:country="US"/>
    </style:style>
    <style:style style:name="P651" style:parent-style-name="Textbody" style:family="paragraph">
      <style:paragraph-properties fo:margin-bottom="0in"/>
      <style:text-properties style:font-name="Verdana" fo:language="en" fo:country="US"/>
    </style:style>
    <style:style style:name="P652" style:parent-style-name="Textbody" style:family="paragraph">
      <style:paragraph-properties fo:margin-bottom="0in"/>
      <style:text-properties style:font-name="Verdana" fo:language="en" fo:country="US"/>
    </style:style>
    <style:style style:name="P653" style:parent-style-name="Textbody" style:family="paragraph">
      <style:paragraph-properties fo:margin-bottom="0in"/>
      <style:text-properties style:font-name="Verdana" fo:language="en" fo:country="US"/>
    </style:style>
    <style:style style:name="P654" style:parent-style-name="Textbody" style:family="paragraph">
      <style:paragraph-properties fo:margin-bottom="0in"/>
      <style:text-properties style:font-name="Verdana" fo:language="en" fo:country="US"/>
    </style:style>
    <style:style style:name="P655" style:parent-style-name="Otsikko1" style:family="paragraph">
      <style:text-properties style:font-name="Verdana" fo:language="en" fo:country="US"/>
    </style:style>
    <style:style style:name="P656" style:parent-style-name="Textbody" style:family="paragraph">
      <style:text-properties style:font-name="Verdana" fo:language="en" fo:country="US"/>
    </style:style>
    <style:style style:name="P657" style:parent-style-name="Textbody" style:family="paragraph">
      <style:text-properties style:font-name="Verdana" fo:font-weight="bold" style:font-weight-asian="bold" style:font-weight-complex="bold" fo:language="en" fo:country="US"/>
    </style:style>
    <style:style style:name="P658" style:parent-style-name="Normaali" style:family="paragraph">
      <style:paragraph-properties fo:margin-bottom="0.1666in"/>
      <style:text-properties style:font-name="Verdana" style:font-size-complex="16pt" fo:language="en" fo:country="US"/>
    </style:style>
    <style:style style:name="TableColumn660" style:family="table-column">
      <style:table-column-properties style:column-width="1.6715in"/>
    </style:style>
    <style:style style:name="TableColumn661" style:family="table-column">
      <style:table-column-properties style:column-width="0.2937in"/>
    </style:style>
    <style:style style:name="TableColumn662" style:family="table-column">
      <style:table-column-properties style:column-width="0.3937in"/>
    </style:style>
    <style:style style:name="TableColumn663" style:family="table-column">
      <style:table-column-properties style:column-width="0.3937in"/>
    </style:style>
    <style:style style:name="TableColumn664" style:family="table-column">
      <style:table-column-properties style:column-width="0.3937in"/>
    </style:style>
    <style:style style:name="TableColumn665" style:family="table-column">
      <style:table-column-properties style:column-width="0.3937in"/>
    </style:style>
    <style:style style:name="TableColumn666" style:family="table-column">
      <style:table-column-properties style:column-width="0.3937in"/>
    </style:style>
    <style:style style:name="TableColumn667" style:family="table-column">
      <style:table-column-properties style:column-width="0.3937in"/>
    </style:style>
    <style:style style:name="TableColumn668" style:family="table-column">
      <style:table-column-properties style:column-width="0.3937in"/>
    </style:style>
    <style:style style:name="TableColumn669" style:family="table-column">
      <style:table-column-properties style:column-width="0.3937in"/>
    </style:style>
    <style:style style:name="Table659" style:family="table">
      <style:table-properties style:width="5.1152in" fo:margin-left="0in" table:align="left"/>
    </style:style>
    <style:style style:name="TableRow670" style:family="table-row">
      <style:table-row-properties/>
    </style:style>
    <style:style style:name="TableCell671" style:family="table-cell">
      <style:table-cell-properties fo:border="0.0069in solid #000000" style:writing-mode="lr-tb" fo:padding-top="0in" fo:padding-left="0.075in" fo:padding-bottom="0in" fo:padding-right="0.075in"/>
    </style:style>
    <style:style style:name="P672" style:parent-style-name="Normaali" style:family="paragraph">
      <style:paragraph-properties fo:widows="2" fo:orphans="2" style:vertical-align="auto"/>
      <style:text-properties style:font-name="Verdana" style:font-name-asian="Yu Mincho" style:font-name-complex="Times New Roman" fo:font-weight="bold" style:font-weight-asian="bold" style:letter-kerning="false" fo:font-size="11pt" style:font-size-asian="11pt" style:font-size-complex="16pt" fo:language="en" fo:country="US" style:language-complex="ar" style:country-complex="SA"/>
    </style:style>
    <style:style style:name="TableCell673" style:family="table-cell">
      <style:table-cell-properties fo:border="0.0069in solid #000000" style:writing-mode="lr-tb" fo:padding-top="0in" fo:padding-left="0.075in" fo:padding-bottom="0in" fo:padding-right="0.075in"/>
    </style:style>
    <style:style style:name="P674" style:parent-style-name="Normaali" style:family="paragraph">
      <style:paragraph-properties fo:widows="2" fo:orphans="2" fo:text-align="center" style:vertical-align="auto"/>
      <style:text-properties style:font-name="Verdana" style:font-name-asian="Yu Mincho" style:font-name-complex="Times New Roman" fo:font-weight="bold" style:font-weight-asian="bold" style:letter-kerning="false" fo:font-size="11pt" style:font-size-asian="11pt" style:font-size-complex="16pt" fo:language="en" fo:country="US" style:language-complex="ar" style:country-complex="SA"/>
    </style:style>
    <style:style style:name="TableCell675" style:family="table-cell">
      <style:table-cell-properties fo:border="0.0069in solid #000000" style:writing-mode="lr-tb" fo:padding-top="0in" fo:padding-left="0.075in" fo:padding-bottom="0in" fo:padding-right="0.075in"/>
    </style:style>
    <style:style style:name="P676" style:parent-style-name="Normaali" style:family="paragraph">
      <style:paragraph-properties fo:widows="2" fo:orphans="2" fo:text-align="center" style:vertical-align="auto"/>
      <style:text-properties style:font-name="Verdana" style:font-name-asian="Yu Mincho" style:font-name-complex="Times New Roman" fo:font-weight="bold" style:font-weight-asian="bold" style:letter-kerning="false" fo:font-size="11pt" style:font-size-asian="11pt" style:font-size-complex="16pt" fo:language="en" fo:country="US" style:language-complex="ar" style:country-complex="SA"/>
    </style:style>
    <style:style style:name="TableCell677" style:family="table-cell">
      <style:table-cell-properties fo:border="0.0069in solid #000000" style:writing-mode="lr-tb" fo:padding-top="0in" fo:padding-left="0.075in" fo:padding-bottom="0in" fo:padding-right="0.075in"/>
    </style:style>
    <style:style style:name="P678" style:parent-style-name="Normaali" style:family="paragraph">
      <style:paragraph-properties fo:widows="2" fo:orphans="2" fo:text-align="center" style:vertical-align="auto"/>
      <style:text-properties style:font-name="Verdana" style:font-name-asian="Yu Mincho" style:font-name-complex="Times New Roman" fo:font-weight="bold" style:font-weight-asian="bold" style:letter-kerning="false" fo:font-size="11pt" style:font-size-asian="11pt" style:font-size-complex="16pt" fo:language="en" fo:country="US" style:language-complex="ar" style:country-complex="SA"/>
    </style:style>
    <style:style style:name="TableCell679" style:family="table-cell">
      <style:table-cell-properties fo:border="0.0069in solid #000000" style:writing-mode="lr-tb" fo:padding-top="0in" fo:padding-left="0.075in" fo:padding-bottom="0in" fo:padding-right="0.075in"/>
    </style:style>
    <style:style style:name="P680" style:parent-style-name="Normaali" style:family="paragraph">
      <style:paragraph-properties fo:widows="2" fo:orphans="2" fo:text-align="center" style:vertical-align="auto"/>
      <style:text-properties style:font-name="Verdana" style:font-name-asian="Yu Mincho" style:font-name-complex="Times New Roman" fo:font-weight="bold" style:font-weight-asian="bold" style:letter-kerning="false" fo:font-size="11pt" style:font-size-asian="11pt" style:font-size-complex="16pt" fo:language="en" fo:country="US" style:language-complex="ar" style:country-complex="SA"/>
    </style:style>
    <style:style style:name="TableCell681" style:family="table-cell">
      <style:table-cell-properties fo:border="0.0069in solid #000000" style:writing-mode="lr-tb" fo:padding-top="0in" fo:padding-left="0.075in" fo:padding-bottom="0in" fo:padding-right="0.075in"/>
    </style:style>
    <style:style style:name="P682" style:parent-style-name="Normaali" style:family="paragraph">
      <style:paragraph-properties fo:widows="2" fo:orphans="2" fo:text-align="center" style:vertical-align="auto"/>
      <style:text-properties style:font-name="Verdana" style:font-name-asian="Yu Mincho" style:font-name-complex="Times New Roman" fo:font-weight="bold" style:font-weight-asian="bold" style:letter-kerning="false" fo:font-size="11pt" style:font-size-asian="11pt" style:font-size-complex="16pt" fo:language="en" fo:country="US" style:language-complex="ar" style:country-complex="SA"/>
    </style:style>
    <style:style style:name="TableCell683" style:family="table-cell">
      <style:table-cell-properties fo:border="0.0069in solid #000000" style:writing-mode="lr-tb" fo:padding-top="0in" fo:padding-left="0.075in" fo:padding-bottom="0in" fo:padding-right="0.075in"/>
    </style:style>
    <style:style style:name="P684" style:parent-style-name="Normaali" style:family="paragraph">
      <style:paragraph-properties fo:widows="2" fo:orphans="2" fo:text-align="center" style:vertical-align="auto"/>
      <style:text-properties style:font-name="Verdana" style:font-name-asian="Yu Mincho" style:font-name-complex="Times New Roman" fo:font-weight="bold" style:font-weight-asian="bold" style:letter-kerning="false" fo:font-size="11pt" style:font-size-asian="11pt" style:font-size-complex="16pt" fo:language="en" fo:country="US" style:language-complex="ar" style:country-complex="SA"/>
    </style:style>
    <style:style style:name="TableCell685" style:family="table-cell">
      <style:table-cell-properties fo:border="0.0069in solid #000000" style:writing-mode="lr-tb" fo:padding-top="0in" fo:padding-left="0.075in" fo:padding-bottom="0in" fo:padding-right="0.075in"/>
    </style:style>
    <style:style style:name="P686" style:parent-style-name="Normaali" style:family="paragraph">
      <style:paragraph-properties fo:widows="2" fo:orphans="2" fo:text-align="center" style:vertical-align="auto"/>
      <style:text-properties style:font-name="Verdana" style:font-name-asian="Yu Mincho" style:font-name-complex="Times New Roman" fo:font-weight="bold" style:font-weight-asian="bold" style:letter-kerning="false" fo:font-size="11pt" style:font-size-asian="11pt" style:font-size-complex="16pt" fo:language="en" fo:country="US" style:language-complex="ar" style:country-complex="SA"/>
    </style:style>
    <style:style style:name="TableCell687" style:family="table-cell">
      <style:table-cell-properties fo:border="0.0069in solid #000000" style:writing-mode="lr-tb" fo:padding-top="0in" fo:padding-left="0.075in" fo:padding-bottom="0in" fo:padding-right="0.075in"/>
    </style:style>
    <style:style style:name="P688" style:parent-style-name="Normaali" style:family="paragraph">
      <style:paragraph-properties fo:widows="2" fo:orphans="2" fo:text-align="center" style:vertical-align="auto"/>
      <style:text-properties style:font-name="Verdana" style:font-name-asian="Yu Mincho" style:font-name-complex="Times New Roman" fo:font-weight="bold" style:font-weight-asian="bold" style:letter-kerning="false" fo:font-size="11pt" style:font-size-asian="11pt" style:font-size-complex="16pt" fo:language="en" fo:country="US" style:language-complex="ar" style:country-complex="SA"/>
    </style:style>
    <style:style style:name="TableCell689" style:family="table-cell">
      <style:table-cell-properties fo:border="0.0069in solid #000000" style:writing-mode="lr-tb" fo:padding-top="0in" fo:padding-left="0.075in" fo:padding-bottom="0in" fo:padding-right="0.075in"/>
    </style:style>
    <style:style style:name="P690" style:parent-style-name="Normaali" style:family="paragraph">
      <style:paragraph-properties fo:widows="2" fo:orphans="2" fo:text-align="center" style:vertical-align="auto"/>
      <style:text-properties style:font-name="Verdana" style:font-name-asian="Yu Mincho" style:font-name-complex="Times New Roman" fo:font-weight="bold" style:font-weight-asian="bold" style:letter-kerning="false" fo:font-size="11pt" style:font-size-asian="11pt" style:font-size-complex="16pt" fo:language="en" fo:country="US" style:language-complex="ar" style:country-complex="SA"/>
    </style:style>
    <style:style style:name="TableRow691" style:family="table-row">
      <style:table-row-properties/>
    </style:style>
    <style:style style:name="TableCell692" style:family="table-cell">
      <style:table-cell-properties fo:border="0.0069in solid #000000" style:writing-mode="lr-tb" fo:padding-top="0in" fo:padding-left="0.075in" fo:padding-bottom="0in" fo:padding-right="0.075in"/>
    </style:style>
    <style:style style:name="P693" style:parent-style-name="Normaali" style:family="paragraph">
      <style:paragraph-properties fo:widows="2" fo:orphans="2"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694" style:family="table-cell">
      <style:table-cell-properties fo:border="0.0069in solid #000000" style:writing-mode="lr-tb" fo:padding-top="0in" fo:padding-left="0.075in" fo:padding-bottom="0in" fo:padding-right="0.075in"/>
    </style:style>
    <style:style style:name="P695"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696" style:family="table-cell">
      <style:table-cell-properties fo:border="0.0069in solid #000000" style:writing-mode="lr-tb" fo:padding-top="0in" fo:padding-left="0.075in" fo:padding-bottom="0in" fo:padding-right="0.075in"/>
    </style:style>
    <style:style style:name="P697"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698" style:family="table-cell">
      <style:table-cell-properties fo:border="0.0069in solid #000000" style:writing-mode="lr-tb" fo:padding-top="0in" fo:padding-left="0.075in" fo:padding-bottom="0in" fo:padding-right="0.075in"/>
    </style:style>
    <style:style style:name="P699"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700" style:family="table-cell">
      <style:table-cell-properties fo:border="0.0069in solid #000000" style:writing-mode="lr-tb" fo:padding-top="0in" fo:padding-left="0.075in" fo:padding-bottom="0in" fo:padding-right="0.075in"/>
    </style:style>
    <style:style style:name="P701"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702" style:family="table-cell">
      <style:table-cell-properties fo:border="0.0069in solid #000000" style:writing-mode="lr-tb" fo:padding-top="0in" fo:padding-left="0.075in" fo:padding-bottom="0in" fo:padding-right="0.075in"/>
    </style:style>
    <style:style style:name="P703"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704" style:family="table-cell">
      <style:table-cell-properties fo:border="0.0069in solid #000000" style:writing-mode="lr-tb" fo:padding-top="0in" fo:padding-left="0.075in" fo:padding-bottom="0in" fo:padding-right="0.075in"/>
    </style:style>
    <style:style style:name="P705"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706" style:family="table-cell">
      <style:table-cell-properties fo:border="0.0069in solid #000000" style:writing-mode="lr-tb" fo:padding-top="0in" fo:padding-left="0.075in" fo:padding-bottom="0in" fo:padding-right="0.075in"/>
    </style:style>
    <style:style style:name="P707"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708" style:family="table-cell">
      <style:table-cell-properties fo:border="0.0069in solid #000000" style:writing-mode="lr-tb" fo:padding-top="0in" fo:padding-left="0.075in" fo:padding-bottom="0in" fo:padding-right="0.075in"/>
    </style:style>
    <style:style style:name="P709"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710" style:family="table-cell">
      <style:table-cell-properties fo:border="0.0069in solid #000000" style:writing-mode="lr-tb" fo:padding-top="0in" fo:padding-left="0.075in" fo:padding-bottom="0in" fo:padding-right="0.075in"/>
    </style:style>
    <style:style style:name="P711"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Row712" style:family="table-row">
      <style:table-row-properties/>
    </style:style>
    <style:style style:name="TableCell713" style:family="table-cell">
      <style:table-cell-properties fo:border="0.0069in solid #000000" style:writing-mode="lr-tb" fo:padding-top="0in" fo:padding-left="0.075in" fo:padding-bottom="0in" fo:padding-right="0.075in"/>
    </style:style>
    <style:style style:name="P714" style:parent-style-name="Normaali" style:family="paragraph">
      <style:paragraph-properties fo:widows="2" fo:orphans="2"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715" style:family="table-cell">
      <style:table-cell-properties fo:border="0.0069in solid #000000" style:writing-mode="lr-tb" fo:padding-top="0in" fo:padding-left="0.075in" fo:padding-bottom="0in" fo:padding-right="0.075in"/>
    </style:style>
    <style:style style:name="P716"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717" style:family="table-cell">
      <style:table-cell-properties fo:border="0.0069in solid #000000" style:writing-mode="lr-tb" fo:padding-top="0in" fo:padding-left="0.075in" fo:padding-bottom="0in" fo:padding-right="0.075in"/>
    </style:style>
    <style:style style:name="P718"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719" style:family="table-cell">
      <style:table-cell-properties fo:border="0.0069in solid #000000" style:writing-mode="lr-tb" fo:padding-top="0in" fo:padding-left="0.075in" fo:padding-bottom="0in" fo:padding-right="0.075in"/>
    </style:style>
    <style:style style:name="P720"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721" style:family="table-cell">
      <style:table-cell-properties fo:border="0.0069in solid #000000" style:writing-mode="lr-tb" fo:padding-top="0in" fo:padding-left="0.075in" fo:padding-bottom="0in" fo:padding-right="0.075in"/>
    </style:style>
    <style:style style:name="P722"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723" style:family="table-cell">
      <style:table-cell-properties fo:border="0.0069in solid #000000" style:writing-mode="lr-tb" fo:padding-top="0in" fo:padding-left="0.075in" fo:padding-bottom="0in" fo:padding-right="0.075in"/>
    </style:style>
    <style:style style:name="P724"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725" style:family="table-cell">
      <style:table-cell-properties fo:border="0.0069in solid #000000" style:writing-mode="lr-tb" fo:padding-top="0in" fo:padding-left="0.075in" fo:padding-bottom="0in" fo:padding-right="0.075in"/>
    </style:style>
    <style:style style:name="P726"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727" style:family="table-cell">
      <style:table-cell-properties fo:border="0.0069in solid #000000" style:writing-mode="lr-tb" fo:padding-top="0in" fo:padding-left="0.075in" fo:padding-bottom="0in" fo:padding-right="0.075in"/>
    </style:style>
    <style:style style:name="P728"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729" style:family="table-cell">
      <style:table-cell-properties fo:border="0.0069in solid #000000" style:writing-mode="lr-tb" fo:padding-top="0in" fo:padding-left="0.075in" fo:padding-bottom="0in" fo:padding-right="0.075in"/>
    </style:style>
    <style:style style:name="P730"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731" style:family="table-cell">
      <style:table-cell-properties fo:border="0.0069in solid #000000" style:writing-mode="lr-tb" fo:padding-top="0in" fo:padding-left="0.075in" fo:padding-bottom="0in" fo:padding-right="0.075in"/>
    </style:style>
    <style:style style:name="P732"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Row733" style:family="table-row">
      <style:table-row-properties/>
    </style:style>
    <style:style style:name="TableCell734" style:family="table-cell">
      <style:table-cell-properties fo:border="0.0069in solid #000000" style:writing-mode="lr-tb" fo:padding-top="0in" fo:padding-left="0.075in" fo:padding-bottom="0in" fo:padding-right="0.075in"/>
    </style:style>
    <style:style style:name="P735" style:parent-style-name="Normaali" style:family="paragraph">
      <style:paragraph-properties fo:widows="2" fo:orphans="2"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736" style:family="table-cell">
      <style:table-cell-properties fo:border="0.0069in solid #000000" style:writing-mode="lr-tb" fo:padding-top="0in" fo:padding-left="0.075in" fo:padding-bottom="0in" fo:padding-right="0.075in"/>
    </style:style>
    <style:style style:name="P737"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738" style:family="table-cell">
      <style:table-cell-properties fo:border="0.0069in solid #000000" style:writing-mode="lr-tb" fo:padding-top="0in" fo:padding-left="0.075in" fo:padding-bottom="0in" fo:padding-right="0.075in"/>
    </style:style>
    <style:style style:name="P739"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740" style:family="table-cell">
      <style:table-cell-properties fo:border="0.0069in solid #000000" style:writing-mode="lr-tb" fo:padding-top="0in" fo:padding-left="0.075in" fo:padding-bottom="0in" fo:padding-right="0.075in"/>
    </style:style>
    <style:style style:name="P741"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742" style:family="table-cell">
      <style:table-cell-properties fo:border="0.0069in solid #000000" style:writing-mode="lr-tb" fo:padding-top="0in" fo:padding-left="0.075in" fo:padding-bottom="0in" fo:padding-right="0.075in"/>
    </style:style>
    <style:style style:name="P743"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744" style:family="table-cell">
      <style:table-cell-properties fo:border="0.0069in solid #000000" style:writing-mode="lr-tb" fo:padding-top="0in" fo:padding-left="0.075in" fo:padding-bottom="0in" fo:padding-right="0.075in"/>
    </style:style>
    <style:style style:name="P745"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746" style:family="table-cell">
      <style:table-cell-properties fo:border="0.0069in solid #000000" style:writing-mode="lr-tb" fo:padding-top="0in" fo:padding-left="0.075in" fo:padding-bottom="0in" fo:padding-right="0.075in"/>
    </style:style>
    <style:style style:name="P747"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748" style:family="table-cell">
      <style:table-cell-properties fo:border="0.0069in solid #000000" style:writing-mode="lr-tb" fo:padding-top="0in" fo:padding-left="0.075in" fo:padding-bottom="0in" fo:padding-right="0.075in"/>
    </style:style>
    <style:style style:name="P749"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750" style:family="table-cell">
      <style:table-cell-properties fo:border="0.0069in solid #000000" style:writing-mode="lr-tb" fo:padding-top="0in" fo:padding-left="0.075in" fo:padding-bottom="0in" fo:padding-right="0.075in"/>
    </style:style>
    <style:style style:name="P751"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752" style:family="table-cell">
      <style:table-cell-properties fo:border="0.0069in solid #000000" style:writing-mode="lr-tb" fo:padding-top="0in" fo:padding-left="0.075in" fo:padding-bottom="0in" fo:padding-right="0.075in"/>
    </style:style>
    <style:style style:name="P753"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P754" style:parent-style-name="Normaali" style:family="paragraph">
      <style:paragraph-properties fo:margin-top="0.1666in" fo:margin-bottom="0.1666in"/>
      <style:text-properties style:font-name="Verdana" style:font-size-complex="16pt" fo:language="en" fo:country="US"/>
    </style:style>
    <style:style style:name="TableColumn756" style:family="table-column">
      <style:table-column-properties style:column-width="0.784in"/>
    </style:style>
    <style:style style:name="TableColumn757" style:family="table-column">
      <style:table-column-properties style:column-width="1.8708in"/>
    </style:style>
    <style:style style:name="Table755" style:family="table">
      <style:table-properties style:width="2.6548in" fo:margin-left="0in" table:align="left"/>
    </style:style>
    <style:style style:name="TableRow758" style:family="table-row">
      <style:table-row-properties/>
    </style:style>
    <style:style style:name="TableCell759" style:family="table-cell">
      <style:table-cell-properties fo:border="0.0069in solid #000000" style:writing-mode="lr-tb" fo:padding-top="0in" fo:padding-left="0.075in" fo:padding-bottom="0in" fo:padding-right="0.075in"/>
    </style:style>
    <style:style style:name="P760" style:parent-style-name="Normaali" style:family="paragraph">
      <style:paragraph-properties fo:widows="2" fo:orphans="2" style:vertical-align="auto"/>
      <style:text-properties style:font-name="Verdana" style:font-name-asian="Yu Mincho" style:font-name-complex="Times New Roman" fo:font-weight="bold" style:font-weight-asian="bold" style:letter-kerning="false" fo:font-size="11pt" style:font-size-asian="11pt" style:font-size-complex="16pt" fo:language="en" fo:country="US" style:language-complex="ar" style:country-complex="SA"/>
    </style:style>
    <style:style style:name="TableCell761" style:family="table-cell">
      <style:table-cell-properties fo:border="0.0069in solid #000000" style:writing-mode="lr-tb" fo:padding-top="0in" fo:padding-left="0.075in" fo:padding-bottom="0in" fo:padding-right="0.075in"/>
    </style:style>
    <style:style style:name="P762" style:parent-style-name="Normaali" style:family="paragraph">
      <style:paragraph-properties fo:widows="2" fo:orphans="2" style:vertical-align="auto"/>
      <style:text-properties style:font-name="Verdana" style:font-name-asian="Yu Mincho" style:font-name-complex="Times New Roman" fo:font-weight="bold" style:font-weight-asian="bold" style:letter-kerning="false" fo:font-size="11pt" style:font-size-asian="11pt" style:font-size-complex="16pt" fo:language="en" fo:country="US" style:language-complex="ar" style:country-complex="SA"/>
    </style:style>
    <style:style style:name="TableRow763" style:family="table-row">
      <style:table-row-properties/>
    </style:style>
    <style:style style:name="TableCell764" style:family="table-cell">
      <style:table-cell-properties fo:border="0.0069in solid #000000" style:writing-mode="lr-tb" fo:padding-top="0in" fo:padding-left="0.075in" fo:padding-bottom="0in" fo:padding-right="0.075in"/>
    </style:style>
    <style:style style:name="P765"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766" style:family="table-cell">
      <style:table-cell-properties fo:border="0.0069in solid #000000" style:writing-mode="lr-tb" fo:padding-top="0in" fo:padding-left="0.075in" fo:padding-bottom="0in" fo:padding-right="0.075in"/>
    </style:style>
    <style:style style:name="P767"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Row768" style:family="table-row">
      <style:table-row-properties/>
    </style:style>
    <style:style style:name="TableCell769" style:family="table-cell">
      <style:table-cell-properties fo:border="0.0069in solid #000000" style:writing-mode="lr-tb" fo:padding-top="0in" fo:padding-left="0.075in" fo:padding-bottom="0in" fo:padding-right="0.075in"/>
    </style:style>
    <style:style style:name="P770"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771" style:family="table-cell">
      <style:table-cell-properties fo:border="0.0069in solid #000000" style:writing-mode="lr-tb" fo:padding-top="0in" fo:padding-left="0.075in" fo:padding-bottom="0in" fo:padding-right="0.075in"/>
    </style:style>
    <style:style style:name="P772"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Row773" style:family="table-row">
      <style:table-row-properties/>
    </style:style>
    <style:style style:name="TableCell774" style:family="table-cell">
      <style:table-cell-properties fo:border="0.0069in solid #000000" style:writing-mode="lr-tb" fo:padding-top="0in" fo:padding-left="0.075in" fo:padding-bottom="0in" fo:padding-right="0.075in"/>
    </style:style>
    <style:style style:name="P775"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776" style:family="table-cell">
      <style:table-cell-properties fo:border="0.0069in solid #000000" style:writing-mode="lr-tb" fo:padding-top="0in" fo:padding-left="0.075in" fo:padding-bottom="0in" fo:padding-right="0.075in"/>
    </style:style>
    <style:style style:name="P777"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Row778" style:family="table-row">
      <style:table-row-properties/>
    </style:style>
    <style:style style:name="TableCell779" style:family="table-cell">
      <style:table-cell-properties fo:border="0.0069in solid #000000" style:writing-mode="lr-tb" fo:padding-top="0in" fo:padding-left="0.075in" fo:padding-bottom="0in" fo:padding-right="0.075in"/>
    </style:style>
    <style:style style:name="P780"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TableCell781" style:family="table-cell">
      <style:table-cell-properties fo:border="0.0069in solid #000000" style:writing-mode="lr-tb" fo:padding-top="0in" fo:padding-left="0.075in" fo:padding-bottom="0in" fo:padding-right="0.075in"/>
    </style:style>
    <style:style style:name="P782" style:parent-style-name="Normaali" style:family="paragraph">
      <style:paragraph-properties fo:widows="2" fo:orphans="2" fo:text-align="center" style:vertical-align="auto"/>
      <style:text-properties style:font-name="Verdana" style:font-name-asian="Yu Mincho" style:font-name-complex="Times New Roman" style:letter-kerning="false" fo:font-size="11pt" style:font-size-asian="11pt" style:font-size-complex="16pt" fo:language="en" fo:country="US" style:language-complex="ar" style:country-complex="SA"/>
    </style:style>
    <style:style style:name="P783" style:parent-style-name="Normaali" style:family="paragraph">
      <style:text-properties style:font-name="Verdana" style:font-size-complex="16pt" fo:language="en" fo:country="US"/>
    </style:style>
    <style:style style:name="P784" style:parent-style-name="Otsikko" style:family="paragraph">
      <style:text-properties style:font-name="Verdana" fo:language="en" fo:country="US"/>
    </style:style>
  </office:automatic-styles>
  <office:body>
    <office:text text:use-soft-page-breaks="true">
      <text:h text:style-name="P1" text:outline-level="1">RP Board Game</text:h>
      <text:p text:style-name="P2">Explore dungeons, fight monsters, loot, level up and face even stronger enemies in more and more dangerous areas. This is a turn based roleplaying board game adventure<text:s/>with procedual generation. Your goal is to, I dunno, kill the dragon, evil witch or whatever.</text:p>
      <text:p text:style-name="P3">The gameplay consists of townstays and questing. Questing usually happens in dungeons. In dungeons you will find multiple different sized and shaped rooms connected by passages between them. Each room will contain enemies, and each passage will contain encounters. Battles consist of rounds where everyone typically has one turn where they can choose to move, attack, cast a spell or perform other actions. Encounters<text:s/>will put your attributes to test, where a failure can be punishing while a success can be rewarding. Work together and think strategically to beat the enemies.</text:p>
      <text:h text:style-name="P4" text:outline-level="1">Character Creation</text:h>
      <text:p text:style-name="P5">Choose from one of the 8 classes available:</text:p>
      <text:p text:style-name="P6">Assassin, Sharpshooter, Barbarian, Gladiator, Soldier, Executioner, Mage, Wizard.</text:p>
      <text:p text:style-name="P7">You start with 6 points in each attribute. Refer to the attribute sheet for a guide on distributing your points.</text:p>
      <text:p text:style-name="P8">You can then choose a starting spell for your character. This can be anything that your character meets the requirements of.</text:p>
      <text:p text:style-name="P9">You will have a varying amount of gold depending on your class of choice, and you can now choose your starting town.</text:p>
      <text:h text:style-name="P10" text:outline-level="1">Towns</text:h>
      <text:p text:style-name="P11">Towns have varying services and level. Item, spell, and nearby dungeon levels match the town level.</text:p>
      <text:p text:style-name="P12">Reputation</text:p>
      <text:p text:style-name="P13">Your reputation in the town may affect how people treat you. Your base starting reputation is equal to your charisma.</text:p>
      <table:table table:style-name="Table14">
        <table:table-columns>
          <table:table-column table:style-name="TableColumn15"/>
          <table:table-column table:style-name="TableColumn16"/>
        </table:table-columns>
        <table:table-row table:style-name="TableRow17">
          <table:table-cell table:style-name="TableCell18">
            <text:p text:style-name="P19">Reputation</text:p>
          </table:table-cell>
          <table:table-cell table:style-name="TableCell20">
            <text:p text:style-name="P21">Effects</text:p>
          </table:table-cell>
        </table:table-row>
        <table:table-row table:style-name="TableRow22">
          <table:table-cell table:style-name="TableCell23">
            <text:p text:style-name="P24">0 - 3</text:p>
          </table:table-cell>
          <table:table-cell table:style-name="TableCell25">
            <text:p text:style-name="P26">Hated. Unable to receive services or quest rewards</text:p>
          </table:table-cell>
        </table:table-row>
        <table:table-row table:style-name="TableRow27">
          <table:table-cell table:style-name="TableCell28">
            <text:p text:style-name="P29">4 – 7</text:p>
          </table:table-cell>
          <table:table-cell table:style-name="TableCell30">
            <text:p text:style-name="P31">Disliked. Adds an extra level to prices (or 5<text:s/>gold)</text:p>
          </table:table-cell>
        </table:table-row>
        <table:table-row table:style-name="TableRow32">
          <table:table-cell table:style-name="TableCell33">
            <text:p text:style-name="P34">8 – 11</text:p>
          </table:table-cell>
          <table:table-cell table:style-name="TableCell35">
            <text:p text:style-name="P36">Neutral.</text:p>
          </table:table-cell>
        </table:table-row>
        <table:table-row table:style-name="TableRow37">
          <table:table-cell table:style-name="TableCell38">
            <text:p text:style-name="P39">12 – 15</text:p>
          </table:table-cell>
          <table:table-cell table:style-name="TableCell40">
            <text:p text:style-name="P41">Liked. +2 bonus to all town rolls.</text:p>
          </table:table-cell>
        </table:table-row>
        <table:table-row table:style-name="TableRow42">
          <table:table-cell table:style-name="TableCell43">
            <text:p text:style-name="P44">16 – 21</text:p>
          </table:table-cell>
          <table:table-cell table:style-name="TableCell45">
            <text:p text:style-name="P46">Loved. One level cheaper prices and +4 to all town rolls.</text:p>
          </table:table-cell>
        </table:table-row>
        <table:table-row table:style-name="TableRow47">
          <table:table-cell table:style-name="TableCell48">
            <text:p text:style-name="P49">22 or more</text:p>
          </table:table-cell>
          <table:table-cell table:style-name="TableCell50">
            <text:p text:style-name="P51">Hero. Base price levels and +6 to all town rolls.</text:p>
          </table:table-cell>
        </table:table-row>
      </table:table>
      <text:p text:style-name="P52"/>
      <text:p text:style-name="P53"/>
      <text:p text:style-name="P54"/>
      <text:p text:style-name="P55"/>
      <text:soft-page-break/>
      <text:p text:style-name="P56">Shops</text:p>
      <text:p text:style-name="P57">Base prices are at level 1. There are 1 one of<text:s/>each equipment items in stores, resets daily. Only one equipment item can be purchased per character per day, as the stock is limited. You may only inspect 2 different items.</text:p>
      <text:p text:style-name="P58">When inspecting an item, if you pass Luck(30), it's uncommon, or Luck(40) and it's rare.</text:p>
      <text:p text:style-name="P59">If you pass Charisma(24), you will learn the common quality. Charisma(34), learn the uncommon properties. Charisma(44), learn the rare properties.</text:p>
      <text:p text:style-name="P60">You may also try to barter with Charisma(27+3*(discount/5)). Discount can be chosen at 5 gold intervals. You may attempt this once per equipment item. If unsuccessful, you lose 1 reputation in that town.</text:p>
      <text:p text:style-name="P61">Blacksmith</text:p>
      <text:p text:style-name="P62">Sells weapons: daggers, swords, axes, clubs, spears, bows</text:p>
      <text:p text:style-name="P63">Armor: Helmets, body armor, gloves, trousers, shoes, shields</text:p>
      <table:table table:style-name="Table64">
        <table:table-columns>
          <table:table-column table:style-name="TableColumn65"/>
          <table:table-column table:style-name="TableColumn66"/>
          <table:table-column table:style-name="TableColumn67"/>
          <table:table-column table:style-name="TableColumn68"/>
        </table:table-columns>
        <table:table-row table:style-name="TableRow69">
          <table:table-cell table:style-name="TableCell70">
            <text:p text:style-name="P71">Item Prices</text:p>
          </table:table-cell>
          <table:table-cell table:style-name="TableCell72">
            <text:p text:style-name="P73">Common</text:p>
          </table:table-cell>
          <table:table-cell table:style-name="TableCell74">
            <text:p text:style-name="P75">Uncommon</text:p>
          </table:table-cell>
          <table:table-cell table:style-name="TableCell76">
            <text:p text:style-name="P77">Rare</text:p>
          </table:table-cell>
        </table:table-row>
        <table:table-row table:style-name="TableRow78">
          <table:table-cell table:style-name="TableCell79">
            <text:p text:style-name="P80">Base</text:p>
          </table:table-cell>
          <table:table-cell table:style-name="TableCell81">
            <text:p text:style-name="P82">25 gold</text:p>
          </table:table-cell>
          <table:table-cell table:style-name="TableCell83">
            <text:p text:style-name="P84">50 gold</text:p>
          </table:table-cell>
          <table:table-cell table:style-name="TableCell85">
            <text:p text:style-name="P86">75 gold</text:p>
          </table:table-cell>
        </table:table-row>
        <table:table-row table:style-name="TableRow87">
          <table:table-cell table:style-name="TableCell88">
            <text:p text:style-name="P89">Increase per level</text:p>
          </table:table-cell>
          <table:table-cell table:style-name="TableCell90">
            <text:p text:style-name="P91">15 gold</text:p>
          </table:table-cell>
          <table:table-cell table:style-name="TableCell92">
            <text:p text:style-name="P93">30 gold</text:p>
          </table:table-cell>
          <table:table-cell table:style-name="TableCell94">
            <text:p text:style-name="P95">50 gold</text:p>
          </table:table-cell>
        </table:table-row>
      </table:table>
      <text:p text:style-name="P96"/>
      <table:table table:style-name="Table97">
        <table:table-columns>
          <table:table-column table:style-name="TableColumn98"/>
          <table:table-column table:style-name="TableColumn99"/>
          <table:table-column table:style-name="TableColumn100"/>
          <table:table-column table:style-name="TableColumn101"/>
        </table:table-columns>
        <table:table-row table:style-name="TableRow102">
          <table:table-cell table:style-name="TableCell103">
            <text:p text:style-name="P104">Repair Prices</text:p>
          </table:table-cell>
          <table:table-cell table:style-name="TableCell105">
            <text:p text:style-name="P106">Common</text:p>
          </table:table-cell>
          <table:table-cell table:style-name="TableCell107">
            <text:p text:style-name="P108">Uncommon</text:p>
          </table:table-cell>
          <table:table-cell table:style-name="TableCell109">
            <text:p text:style-name="P110">Rare</text:p>
          </table:table-cell>
        </table:table-row>
        <table:table-row table:style-name="TableRow111">
          <table:table-cell table:style-name="TableCell112">
            <text:p text:style-name="P113">Base</text:p>
          </table:table-cell>
          <table:table-cell table:style-name="TableCell114">
            <text:p text:style-name="P115">10</text:p>
          </table:table-cell>
          <table:table-cell table:style-name="TableCell116">
            <text:p text:style-name="P117">25</text:p>
          </table:table-cell>
          <table:table-cell table:style-name="TableCell118">
            <text:p text:style-name="P119">-</text:p>
          </table:table-cell>
        </table:table-row>
        <table:table-row table:style-name="TableRow120">
          <table:table-cell table:style-name="TableCell121">
            <text:p text:style-name="P122">Increase per level</text:p>
          </table:table-cell>
          <table:table-cell table:style-name="TableCell123">
            <text:p text:style-name="P124">10</text:p>
          </table:table-cell>
          <table:table-cell table:style-name="TableCell125">
            <text:p text:style-name="P126">15</text:p>
          </table:table-cell>
          <table:table-cell table:style-name="TableCell127">
            <text:p text:style-name="P128">-</text:p>
          </table:table-cell>
        </table:table-row>
      </table:table>
      <text:p text:style-name="P129"/>
      <text:p text:style-name="P130">Magic shop</text:p>
      <text:p text:style-name="P131">Sells weapons: staves, wands, 2 random weapons of different type</text:p>
      <text:p text:style-name="P132">Spells</text:p>
      <text:p text:style-name="P133">Armor: Rings, amulets and 2 random pieces of armor of different type</text:p>
      <table:table table:style-name="Table134">
        <table:table-columns>
          <table:table-column table:style-name="TableColumn135"/>
          <table:table-column table:style-name="TableColumn136"/>
          <table:table-column table:style-name="TableColumn137"/>
          <table:table-column table:style-name="TableColumn138"/>
        </table:table-columns>
        <table:table-row table:style-name="TableRow139">
          <table:table-cell table:style-name="TableCell140">
            <text:p text:style-name="P141">Item Prices</text:p>
          </table:table-cell>
          <table:table-cell table:style-name="TableCell142">
            <text:p text:style-name="P143">Common</text:p>
          </table:table-cell>
          <table:table-cell table:style-name="TableCell144">
            <text:p text:style-name="P145">Uncommon</text:p>
          </table:table-cell>
          <table:table-cell table:style-name="TableCell146">
            <text:p text:style-name="P147">Rare</text:p>
          </table:table-cell>
        </table:table-row>
        <table:table-row table:style-name="TableRow148">
          <table:table-cell table:style-name="TableCell149">
            <text:p text:style-name="P150">Base</text:p>
          </table:table-cell>
          <table:table-cell table:style-name="TableCell151">
            <text:p text:style-name="P152">10</text:p>
          </table:table-cell>
          <table:table-cell table:style-name="TableCell153">
            <text:p text:style-name="P154">30</text:p>
          </table:table-cell>
          <table:table-cell table:style-name="TableCell155">
            <text:p text:style-name="P156">50</text:p>
          </table:table-cell>
        </table:table-row>
        <table:table-row table:style-name="TableRow157">
          <table:table-cell table:style-name="TableCell158">
            <text:p text:style-name="P159">Increase per level</text:p>
          </table:table-cell>
          <table:table-cell table:style-name="TableCell160">
            <text:p text:style-name="P161">10</text:p>
          </table:table-cell>
          <table:table-cell table:style-name="TableCell162">
            <text:p text:style-name="P163">20</text:p>
          </table:table-cell>
          <table:table-cell table:style-name="TableCell164">
            <text:p text:style-name="P165">40</text:p>
          </table:table-cell>
        </table:table-row>
      </table:table>
      <text:p text:style-name="P166"/>
      <table:table table:style-name="Table167">
        <table:table-columns>
          <table:table-column table:style-name="TableColumn168"/>
          <table:table-column table:style-name="TableColumn169"/>
          <table:table-column table:style-name="TableColumn170"/>
          <table:table-column table:style-name="TableColumn171"/>
        </table:table-columns>
        <table:table-row table:style-name="TableRow172">
          <table:table-cell table:style-name="TableCell173">
            <text:p text:style-name="P174">Repair Prices</text:p>
          </table:table-cell>
          <table:table-cell table:style-name="TableCell175">
            <text:p text:style-name="P176">Common</text:p>
          </table:table-cell>
          <table:table-cell table:style-name="TableCell177">
            <text:p text:style-name="P178">Uncommon</text:p>
          </table:table-cell>
          <table:table-cell table:style-name="TableCell179">
            <text:p text:style-name="P180">Rare</text:p>
          </table:table-cell>
        </table:table-row>
        <table:table-row table:style-name="TableRow181">
          <table:table-cell table:style-name="TableCell182">
            <text:p text:style-name="P183">Base</text:p>
          </table:table-cell>
          <table:table-cell table:style-name="TableCell184">
            <text:p text:style-name="P185">10</text:p>
          </table:table-cell>
          <table:table-cell table:style-name="TableCell186">
            <text:p text:style-name="P187">25</text:p>
          </table:table-cell>
          <table:table-cell table:style-name="TableCell188">
            <text:p text:style-name="P189">40</text:p>
          </table:table-cell>
        </table:table-row>
        <table:table-row table:style-name="TableRow190">
          <table:table-cell table:style-name="TableCell191">
            <text:p text:style-name="P192">Increase per level</text:p>
          </table:table-cell>
          <table:table-cell table:style-name="TableCell193">
            <text:p text:style-name="P194">10</text:p>
          </table:table-cell>
          <table:table-cell table:style-name="TableCell195">
            <text:p text:style-name="P196">15</text:p>
          </table:table-cell>
          <table:table-cell table:style-name="TableCell197">
            <text:p text:style-name="P198">30</text:p>
          </table:table-cell>
        </table:table-row>
      </table:table>
      <text:p text:style-name="P199">Magic shops require 6 less<text:s/>on the luck roll to determine item rarity, as these shops tend to have more magically enchanted items. However, the prices are higher due to their more reliable supply on rarer weapons and armor.</text:p>
      <text:p text:style-name="P200"/>
      <text:p text:style-name="P201"/>
      <text:p text:style-name="P202"/>
      <text:soft-page-break/>
      <text:p text:style-name="P203">General store</text:p>
      <table:table table:style-name="Table204">
        <table:table-columns>
          <table:table-column table:style-name="TableColumn205"/>
          <table:table-column table:style-name="TableColumn206"/>
          <table:table-column table:style-name="TableColumn207"/>
          <table:table-column table:style-name="TableColumn208"/>
          <table:table-column table:style-name="TableColumn209"/>
          <table:table-column table:style-name="TableColumn210"/>
          <table:table-column table:style-name="TableColumn211"/>
        </table:table-columns>
        <table:table-row table:style-name="TableRow212">
          <table:table-cell table:style-name="TableCell213">
            <text:p text:style-name="P214">Prices</text:p>
          </table:table-cell>
          <table:table-cell table:style-name="TableCell215">
            <text:p text:style-name="P216">Potions</text:p>
          </table:table-cell>
          <table:table-cell table:style-name="TableCell217">
            <text:p text:style-name="P218">Rope</text:p>
          </table:table-cell>
          <table:table-cell table:style-name="TableCell219">
            <text:p text:style-name="P220">Cloth</text:p>
          </table:table-cell>
          <table:table-cell table:style-name="TableCell221">
            <text:p text:style-name="P222">String</text:p>
          </table:table-cell>
          <table:table-cell table:style-name="TableCell223">
            <text:p text:style-name="P224">Metal</text:p>
          </table:table-cell>
          <table:table-cell table:style-name="TableCell225">
            <text:p text:style-name="P226"/>
          </table:table-cell>
        </table:table-row>
        <table:table-row table:style-name="TableRow227">
          <table:table-cell table:style-name="TableCell228">
            <text:p text:style-name="P229">Gold</text:p>
          </table:table-cell>
          <table:table-cell table:style-name="TableCell230">
            <text:p text:style-name="P231">10</text:p>
          </table:table-cell>
          <table:table-cell table:style-name="TableCell232">
            <text:p text:style-name="P233">15</text:p>
          </table:table-cell>
          <table:table-cell table:style-name="TableCell234">
            <text:p text:style-name="P235">5</text:p>
          </table:table-cell>
          <table:table-cell table:style-name="TableCell236">
            <text:p text:style-name="P237">5</text:p>
          </table:table-cell>
          <table:table-cell table:style-name="TableCell238">
            <text:p text:style-name="P239">5</text:p>
          </table:table-cell>
          <table:table-cell table:style-name="TableCell240">
            <text:p text:style-name="P241"/>
          </table:table-cell>
        </table:table-row>
        <table:table-row table:style-name="TableRow242">
          <table:table-cell table:style-name="TableCell243">
            <text:p text:style-name="P244">Inc. Per lv</text:p>
          </table:table-cell>
          <table:table-cell table:style-name="TableCell245">
            <text:p text:style-name="P246">5</text:p>
          </table:table-cell>
          <table:table-cell table:style-name="TableCell247">
            <text:p text:style-name="P248"/>
          </table:table-cell>
          <table:table-cell table:style-name="TableCell249">
            <text:p text:style-name="P250"/>
          </table:table-cell>
          <table:table-cell table:style-name="TableCell251">
            <text:p text:style-name="P252"/>
          </table:table-cell>
          <table:table-cell table:style-name="TableCell253">
            <text:p text:style-name="P254"/>
          </table:table-cell>
          <table:table-cell table:style-name="TableCell255">
            <text:p text:style-name="P256"/>
          </table:table-cell>
        </table:table-row>
      </table:table>
      <text:p text:style-name="P257"/>
      <text:p text:style-name="P258">Church</text:p>
      <text:p text:style-name="P259">Here you may revive allies that cannot be brought back up with earthly methods. Being such an invaluable service, the church will require a payment of 200*(hero level) gold.</text:p>
      <text:p text:style-name="P260">Townsfolk</text:p>
      <text:p text:style-name="P261">You have the opportunity<text:s/>to ask around for quests. Roll a d6.</text:p>
      <table:table table:style-name="Table262">
        <table:table-columns>
          <table:table-column table:style-name="TableColumn263"/>
          <table:table-column table:style-name="TableColumn264"/>
        </table:table-columns>
        <table:table-row table:style-name="TableRow265">
          <table:table-cell table:style-name="TableCell266">
            <text:p text:style-name="P267">1</text:p>
          </table:table-cell>
          <table:table-cell table:style-name="TableCell268">
            <text:p text:style-name="P269">Return with materials.</text:p>
            <table:table table:style-name="Table270">
              <table:table-columns>
                <table:table-column table:style-name="TableColumn271"/>
                <table:table-column table:style-name="TableColumn272"/>
              </table:table-columns>
              <table:table-row table:style-name="TableRow273">
                <table:table-cell table:style-name="TableCell274">
                  <text:p text:style-name="P275">1</text:p>
                </table:table-cell>
                <table:table-cell table:style-name="TableCell276">
                  <text:p text:style-name="P277">3+d4 tier 1 remains. 15 gold per remains and 7 experience</text:p>
                </table:table-cell>
              </table:table-row>
              <table:table-row table:style-name="TableRow278">
                <table:table-cell table:style-name="TableCell279">
                  <text:p text:style-name="P280">2</text:p>
                </table:table-cell>
                <table:table-cell table:style-name="TableCell281">
                  <text:p text:style-name="P282">2+d3 tier 2 remains. 20 gold per remains and 8 experience</text:p>
                </table:table-cell>
              </table:table-row>
              <table:table-row table:style-name="TableRow283">
                <table:table-cell table:style-name="TableCell284">
                  <text:p text:style-name="P285">3</text:p>
                </table:table-cell>
                <table:table-cell table:style-name="TableCell286">
                  <text:p text:style-name="P287">1+d2 tier 3 remains. 25 gold per remains and 10 experience</text:p>
                </table:table-cell>
              </table:table-row>
            </table:table>
            <text:p text:style-name="P288">Add (town<text:s/>level)*2 to gold and town level to experience rewards.</text:p>
            <text:p text:style-name="P289">Time: 3 days</text:p>
          </table:table-cell>
        </table:table-row>
        <table:table-row table:style-name="TableRow290">
          <table:table-cell table:style-name="TableCell291">
            <text:p text:style-name="P292">2</text:p>
          </table:table-cell>
          <table:table-cell table:style-name="TableCell293">
            <text:p text:style-name="P294">Clear the nearby dungeon.</text:p>
            <text:p text:style-name="P295">100 gold and 10 experience</text:p>
            <text:p text:style-name="P296">Time: 3 days</text:p>
          </table:table-cell>
        </table:table-row>
        <table:table-row table:style-name="TableRow297">
          <table:table-cell table:style-name="TableCell298">
            <text:p text:style-name="P299">3</text:p>
          </table:table-cell>
          <table:table-cell table:style-name="TableCell300">
            <text:p text:style-name="P301">Learn about an enemy.</text:p>
            <table:table table:style-name="Table302">
              <table:table-columns>
                <table:table-column table:style-name="TableColumn303"/>
                <table:table-column table:style-name="TableColumn304"/>
              </table:table-columns>
              <table:table-row table:style-name="TableRow305">
                <table:table-cell table:style-name="TableCell306">
                  <text:p text:style-name="P307">1</text:p>
                </table:table-cell>
                <table:table-cell table:style-name="TableCell308">
                  <text:p text:style-name="P309">Kill 5 tier 1 enemies. 30 gold and 8 experience.</text:p>
                  <text:p text:style-name="P310">Add (town level)*10 to gold and town level<text:s/>to experience</text:p>
                </table:table-cell>
              </table:table-row>
              <table:table-row table:style-name="TableRow311">
                <table:table-cell table:style-name="TableCell312">
                  <text:p text:style-name="P313">2</text:p>
                </table:table-cell>
                <table:table-cell table:style-name="TableCell314">
                  <text:p text:style-name="P315">Kill 5 tier 2 enemies. 50 gold and 10 experience.</text:p>
                  <text:p text:style-name="P316">Add (town level)*20 to gold and town level to experience</text:p>
                </table:table-cell>
              </table:table-row>
              <table:table-row table:style-name="TableRow317">
                <table:table-cell table:style-name="TableCell318">
                  <text:p text:style-name="P319">3</text:p>
                </table:table-cell>
                <table:table-cell table:style-name="TableCell320">
                  <text:p text:style-name="P321">Kill 5 tier 3 enemies. 100 gold and 12 experience.</text:p>
                  <text:p text:style-name="P322">Add (town level)*40 to gold and town level to experience</text:p>
                </table:table-cell>
              </table:table-row>
            </table:table>
            <text:p text:style-name="P323">Time: 5 days</text:p>
          </table:table-cell>
        </table:table-row>
        <table:table-row table:style-name="TableRow324">
          <table:table-cell table:style-name="TableCell325">
            <text:p text:style-name="P326">4</text:p>
          </table:table-cell>
          <table:table-cell table:style-name="TableCell327">
            <text:p text:style-name="P328">Protect the town.</text:p>
            <text:p text:style-name="P329">Quest must be initiated instantly.</text:p>
          </table:table-cell>
        </table:table-row>
        <table:table-row table:style-name="TableRow330">
          <table:table-cell table:style-name="TableCell331">
            <text:p text:style-name="P332">5</text:p>
          </table:table-cell>
          <table:table-cell table:style-name="TableCell333">
            <text:p text:style-name="P334">Clear the road. Some creatures have set up a camp next to the road, preventing merchants and travelers from passing by.</text:p>
            <text:p text:style-name="P335">Time: 3 days</text:p>
          </table:table-cell>
        </table:table-row>
        <table:table-row table:style-name="TableRow336">
          <table:table-cell table:style-name="TableCell337">
            <text:p text:style-name="P338">6</text:p>
          </table:table-cell>
          <table:table-cell table:style-name="TableCell339">
            <text:p text:style-name="P340">Kill a miniboss. 50*(town level) gold and 5+10*(town level)<text:s/>experience.</text:p>
            <text:p text:style-name="P341">Time: 5 days</text:p>
          </table:table-cell>
        </table:table-row>
      </table:table>
      <text:p text:style-name="P342">Refusing a quest or forfeiting has a -1 penalty to reputation. Completing a quest gives everybody in your party a +1 bonus to reputation. Townsfolk can only offer you and your party 2 quests per day. One day typically consists of<text:s/>a town stay and questing.</text:p>
      <text:soft-page-break/>
      <text:p text:style-name="P343">Experience is only gained from quests and other specified sources. Everyone taking part in quests get the experience, but the gold goes to whoever took the quest (he can then share it).</text:p>
      <text:h text:style-name="P344" text:outline-level="1">Going to a dungeon</text:h>
      <text:p text:style-name="P345">Choose a dungeon from the<text:s/>map and travel there. Now it's time to generate the map. Dungeons have small (5x5), medium(6x6) and large(8x8) rooms. There are 4 different kinds of squares.</text:p>
      <table:table table:style-name="Table346">
        <table:table-columns>
          <table:table-column table:style-name="TableColumn347"/>
          <table:table-column table:style-name="TableColumn348"/>
        </table:table-columns>
        <table:table-row table:style-name="TableRow349">
          <table:table-cell table:style-name="TableCell350">
            <text:p text:style-name="P351">Wall</text:p>
          </table:table-cell>
          <table:table-cell table:style-name="TableCell352">
            <text:p text:style-name="P353">Cannot be seen or moved through.</text:p>
          </table:table-cell>
        </table:table-row>
        <table:table-row table:style-name="TableRow354">
          <table:table-cell table:style-name="TableCell355">
            <text:p text:style-name="P356">Chest</text:p>
          </table:table-cell>
          <table:table-cell table:style-name="TableCell357">
            <text:p text:style-name="P358">Can be opened to find loot. You are not allowed to<text:s/>end your movement here, but you can move past it. If an unit lands on this square, it will tumble to the next square and be stunned for 1 turn.</text:p>
          </table:table-cell>
        </table:table-row>
        <table:table-row table:style-name="TableRow359">
          <table:table-cell table:style-name="TableCell360">
            <text:p text:style-name="P361">Hazard</text:p>
          </table:table-cell>
          <table:table-cell table:style-name="TableCell362">
            <text:p text:style-name="P363">Dangerous traps and environmental hazards.</text:p>
          </table:table-cell>
        </table:table-row>
        <table:table-row table:style-name="TableRow364">
          <table:table-cell table:style-name="TableCell365">
            <text:p text:style-name="P366">Ground</text:p>
          </table:table-cell>
          <table:table-cell table:style-name="TableCell367">
            <text:p text:style-name="P368">Nothing special about this.</text:p>
          </table:table-cell>
        </table:table-row>
      </table:table>
      <text:p text:style-name="P369"><text:span text:style-name="T370">Chests</text:span></text:p>
      <text:p text:style-name="P371">Roll a d6.</text:p>
      <table:table table:style-name="Table372">
        <table:table-columns>
          <table:table-column table:style-name="TableColumn373"/>
          <table:table-column table:style-name="TableColumn374"/>
        </table:table-columns>
        <table:table-row table:style-name="TableRow375">
          <table:table-cell table:style-name="TableCell376">
            <text:p text:style-name="P377">1</text:p>
          </table:table-cell>
          <table:table-cell table:style-name="TableCell378">
            <text:p text:style-name="P379">5+(dungeon level)*5 gold</text:p>
          </table:table-cell>
        </table:table-row>
        <table:table-row table:style-name="TableRow380">
          <table:table-cell table:style-name="TableCell381">
            <text:p text:style-name="P382">2</text:p>
          </table:table-cell>
          <table:table-cell table:style-name="TableCell383">
            <text:p text:style-name="P384">D2 Health potions</text:p>
          </table:table-cell>
        </table:table-row>
        <table:table-row table:style-name="TableRow385">
          <table:table-cell table:style-name="TableCell386">
            <text:p text:style-name="P387">3</text:p>
          </table:table-cell>
          <table:table-cell table:style-name="TableCell388">
            <text:p text:style-name="P389">D2 Mana potions</text:p>
          </table:table-cell>
        </table:table-row>
        <table:table-row table:style-name="TableRow390">
          <table:table-cell table:style-name="TableCell391">
            <text:p text:style-name="P392">4</text:p>
          </table:table-cell>
          <table:table-cell table:style-name="TableCell393">
            <text:p text:style-name="P394">Rare chest, roll again with +4 to roll</text:p>
          </table:table-cell>
        </table:table-row>
        <table:table-row table:style-name="TableRow395">
          <table:table-cell table:style-name="TableCell396">
            <text:p text:style-name="P397">5</text:p>
          </table:table-cell>
          <table:table-cell table:style-name="TableCell398">
            <text:p text:style-name="P399">Common weapon<text:s/></text:p>
          </table:table-cell>
        </table:table-row>
        <table:table-row table:style-name="TableRow400">
          <table:table-cell table:style-name="TableCell401">
            <text:p text:style-name="P402">6</text:p>
          </table:table-cell>
          <table:table-cell table:style-name="TableCell403">
            <text:p text:style-name="P404">Common armor</text:p>
          </table:table-cell>
        </table:table-row>
        <table:table-row table:style-name="TableRow405">
          <table:table-cell table:style-name="TableCell406">
            <text:p text:style-name="P407">7</text:p>
          </table:table-cell>
          <table:table-cell table:style-name="TableCell408">
            <text:p text:style-name="P409">Uncommon weapon</text:p>
          </table:table-cell>
        </table:table-row>
        <table:table-row table:style-name="TableRow410">
          <table:table-cell table:style-name="TableCell411">
            <text:p text:style-name="P412">8</text:p>
          </table:table-cell>
          <table:table-cell table:style-name="TableCell413">
            <text:p text:style-name="P414">Uncommon armor</text:p>
          </table:table-cell>
        </table:table-row>
        <table:table-row table:style-name="TableRow415">
          <table:table-cell table:style-name="TableCell416">
            <text:p text:style-name="P417">9</text:p>
          </table:table-cell>
          <table:table-cell table:style-name="TableCell418">
            <text:p text:style-name="P419">Rare armor</text:p>
          </table:table-cell>
        </table:table-row>
        <table:table-row table:style-name="TableRow420">
          <table:table-cell table:style-name="TableCell421">
            <text:p text:style-name="P422">10</text:p>
          </table:table-cell>
          <table:table-cell table:style-name="TableCell423">
            <text:p text:style-name="P424">Rare weapon</text:p>
          </table:table-cell>
        </table:table-row>
      </table:table>
      <text:p text:style-name="P425">Hazards</text:p>
      <text:p text:style-name="P426">Hazards vary between dungeons</text:p>
      <table:table table:style-name="Table427">
        <table:table-columns>
          <table:table-column table:style-name="TableColumn428"/>
          <table:table-column table:style-name="TableColumn429"/>
        </table:table-columns>
        <table:table-row table:style-name="TableRow430">
          <table:table-cell table:style-name="TableCell431">
            <text:p text:style-name="P432">Small<text:s/>pit</text:p>
          </table:table-cell>
          <table:table-cell table:style-name="TableCell433">
            <text:p text:style-name="P434">Use Action Points to jump over with AP(12+3d6). 3d6 is rolled once after evaluating it with Perception(26) (can be tried once per pit) or trying to jump over it.<text:s/>If unsuccessful or landing on this square, take 4 damage through defense as you fall down. AP(12+3d6) to climb up. Running gives a +3 bonus to this roll rather than -3 penalty.</text:p>
          </table:table-cell>
        </table:table-row>
        <table:table-row table:style-name="TableRow435">
          <table:table-cell table:style-name="TableCell436">
            <text:p text:style-name="P437">Fire</text:p>
          </table:table-cell>
          <table:table-cell table:style-name="TableCell438">
            <text:p text:style-name="P439">Going through this square afflicts you with burn. Ending your turn on this square causes 3 fire damage</text:p>
          </table:table-cell>
        </table:table-row>
        <table:table-row table:style-name="TableRow440">
          <table:table-cell table:style-name="TableCell441">
            <text:p text:style-name="P442">Sharp edges</text:p>
          </table:table-cell>
          <table:table-cell table:style-name="TableCell443">
            <text:p text:style-name="P444">Deals<text:s/>3 physical<text:s/>damage if knocked back or running to or from this square</text:p>
          </table:table-cell>
        </table:table-row>
      </table:table>
      <text:soft-page-break/>
      <text:h text:style-name="P445" text:outline-level="1">Combat</text:h>
      <text:p text:style-name="P446">Turns and Action Points</text:p>
      <text:p text:style-name="P447">Combat is based around turns and Action Points (AP). All actions typically use up your Action Points, and they are restored at the<text:s/>start of each round.</text:p>
      <text:p text:style-name="P448">Turns are split between enemies' turn and heroes' turn. These turns last until all units from the current group are out of AP or do not want to act anymore.</text:p>
      <text:p text:style-name="P449">Walking consumes 3 Action Points (4 points diagonally) per square.</text:p>
      <text:p text:style-name="P450">Running consumes 2 Actions Points (3 points diagonally) per square, but comes with a -3 penalty to all rolls during that turn.</text:p>
      <text:p text:style-name="P451">Using a weapon consumes 6 Action Points.</text:p>
      <text:p text:style-name="P452">Blocking and dodging consumes 2 Action Points.</text:p>
      <text:p text:style-name="P453">Equipping and unequipping both consume 2 Action Points.</text:p>
      <text:p text:style-name="P454">Using items consumes 2 Action Points per item.</text:p>
      <text:p text:style-name="P455">Looting items and other interactions consume 2 Action Points.</text:p>
      <text:p text:style-name="P456">If there's an empty slot, you can directly equip items you get.</text:p>
      <text:p text:style-name="P457">Attacking</text:p>
      <text:p text:style-name="P458">To attack an enemy, it must be in range and within line of sight.<text:s/>When counting range, do not count diagonally.</text:p>
      <text:p text:style-name="P459">Then roll a d20. Rolls that are equal to or higher than your attacks to hit value are hits. Rolls of 1 are critical failures, while rolls of 20 are critical hits. Roll bonuses and penalties do not affect critical rolls in any way.</text:p>
      <text:p text:style-name="P460">Regular hits deal damage dependent on the value of the roll. Critical hits always inflict maximum damage and go through defense. For critical failures you must roll a d6 and consult this chart:</text:p>
      <table:table table:style-name="Table461">
        <table:table-columns>
          <table:table-column table:style-name="TableColumn462"/>
          <table:table-column table:style-name="TableColumn463"/>
        </table:table-columns>
        <table:table-row table:style-name="TableRow464">
          <table:table-cell table:style-name="TableCell465">
            <text:p text:style-name="P466">1</text:p>
          </table:table-cell>
          <table:table-cell table:style-name="TableCell467">
            <text:p text:style-name="P468">Attack is directed to yourself instead.</text:p>
          </table:table-cell>
        </table:table-row>
        <table:table-row table:style-name="TableRow469">
          <table:table-cell table:style-name="TableCell470">
            <text:p text:style-name="P471">2</text:p>
          </table:table-cell>
          <table:table-cell table:style-name="TableCell472">
            <text:p text:style-name="P473">Fell to the ground. Stunned for 1 turn.</text:p>
          </table:table-cell>
        </table:table-row>
        <table:table-row table:style-name="TableRow474">
          <table:table-cell table:style-name="TableCell475">
            <text:p text:style-name="P476">3</text:p>
          </table:table-cell>
          <table:table-cell table:style-name="TableCell477">
            <text:p text:style-name="P478">Dropped your weapon to the ground.</text:p>
          </table:table-cell>
        </table:table-row>
        <table:table-row table:style-name="TableRow479">
          <table:table-cell table:style-name="TableCell480">
            <text:p text:style-name="P481">4</text:p>
          </table:table-cell>
          <table:table-cell table:style-name="TableCell482">
            <text:p text:style-name="P483">Damaged your weapon. If damaged twice, it will break.</text:p>
          </table:table-cell>
        </table:table-row>
        <table:table-row table:style-name="TableRow484">
          <table:table-cell table:style-name="TableCell485">
            <text:p text:style-name="P486">5</text:p>
          </table:table-cell>
          <table:table-cell table:style-name="TableCell487">
            <text:p text:style-name="P488">Defense left open. Defense and block set to 0 and dodge -4 for 1 turn.</text:p>
          </table:table-cell>
        </table:table-row>
        <table:table-row table:style-name="TableRow489">
          <table:table-cell table:style-name="TableCell490">
            <text:p text:style-name="P491">6</text:p>
          </table:table-cell>
          <table:table-cell table:style-name="TableCell492">
            <text:p text:style-name="P493">Attack is directed to a random viable<text:s/>target instead.</text:p>
          </table:table-cell>
        </table:table-row>
      </table:table>
      <text:p text:style-name="P494"/>
      <text:p text:style-name="P495">Equipment</text:p>
      <text:p text:style-name="P496">You can equip boots, trousers, body armor, gloves, helmet, 2 rings, amulet, weapon and a shield. Rings and amulets are included under armor, but they do not typically grant armor, rather just magical effects. They also do not have attribute requirements.</text:p>
      <text:p text:style-name="P497">For every 5 armor you have, you will have 1 defense.</text:p>
      <text:p text:style-name="P498">Every item except rings and amulets has a common property. Every uncommon item has an uncommon property. Every rare item has two uncommon properties and one rare property.</text:p>
      <text:p text:style-name="P499"/>
      <text:p text:style-name="P500"/>
      <text:soft-page-break/>
      <text:p text:style-name="P501">Blocking</text:p>
      <text:p text:style-name="P502">If you have a shield (or something else that can be used for blocking), you can block attacks by using 2 Action Points. Roll dice according to the shield you are using. The damage will be reduced by the block amount, then the damage will hit your<text:s/>defense, and then your health.</text:p>
      <text:p text:style-name="P503">Dodging</text:p>
      <text:p text:style-name="P504">To successfully dodge and avoid all damage, you must roll higher than your attackers to hit roll. This costs you 2 Action Points. However, if your roll is equal to your attacker's<text:s/>(before bonuses or penalties), you will lose no Action Points as you effortlessly dodge. If you roll 1, you take full damage and get stunned for 1 turn as you lost your balance and fell to the ground.<text:s/>If you have additional Action Points, they can be used to increase your dodge roll by 1 for each Action Point used.</text:p>
      <text:p text:style-name="P505">Line of sight and adjacency</text:p>
      <text:p text:style-name="P506">Line of sight is achieved when you can connect any part of one square to the middle of another<text:s/>with a straight line, when there are no obstructions on the way. Squares are adjacent when they have one side in common.</text:p>
      <text:p text:style-name="P507">Enemies</text:p>
      <text:p text:style-name="P508">Enemies have a line of sight range of 8, unless otherwise stated. Enemies can see you outside combat if line of sight can be connected to at least half of the area in one square from the middle of the other square.<text:s/>However, if multiple heroes are in the same square, regular line of sight is enough to be seen.<text:s/>Movement and other actions outside combat are usually free, but once enemies can see you, it is now your turn and you must start counting Action Points. If no one can<text:s/>be seen by enemies at the end of your turn, free movement will begin again.</text:p>
      <text:p text:style-name="P509">Stealth</text:p>
      <text:p text:style-name="P510">Stealth means getting in range to target enemies before they have reacted to you. Enemies that get to have a combat turn will require ending combat with them to gain any stealth benefits. During stealth, all single target attacks to these enemies deal double damage. If you attack but fail to kill, enemies' turn will immediately begin.</text:p>
      <text:p text:style-name="P511"><text:span text:style-name="T512">Combat start and end</text:span></text:p>
      <text:p text:style-name="P513">If you end your turn to where at least one enemy can see a hero, all enemies that have line of sight with any hero will enter combat. For enemies to leave combat, they must first lose line of sight with all heroes, and end their following turn without achieving line of sight.</text:p>
      <text:p text:style-name="P514"><text:span text:style-name="T515">Enemy AI</text:span></text:p>
      <text:p text:style-name="P516">Enemies will first target anybody who attacked them first. If no one has attacked them, they will target the currently closest hero within line of sight. If they can get to attack another hero but not their current target, or if someone is already in their attack range but the target is not, they will switch to target the hero that takes least Action Points to get to.</text:p>
      <text:p text:style-name="P517">Waiting</text:p>
      <text:p text:style-name="P518">You can decide to not act on your turn at all and just wait. This way you will have 2 extra Action Points next turn. This option is only available while in combat.</text:p>
      <text:soft-page-break/>
      <text:p text:style-name="P519">Status effects</text:p>
      <table:table table:style-name="Table520">
        <table:table-columns>
          <table:table-column table:style-name="TableColumn521"/>
          <table:table-column table:style-name="TableColumn522"/>
          <table:table-column table:style-name="TableColumn523"/>
        </table:table-columns>
        <table:table-row table:style-name="TableRow524">
          <table:table-cell table:style-name="TableCell525">
            <text:p text:style-name="P526">Poison</text:p>
          </table:table-cell>
          <table:table-cell table:style-name="TableCell527">
            <text:p text:style-name="P528">-1-1 HP<text:s/>for every 10 max<text:s/>HP<text:s/>at the end of your turn</text:p>
          </table:table-cell>
          <table:table-cell table:style-name="TableCell529">
            <text:p text:style-name="P530">Vitality(36) to cure, +4 to roll each round</text:p>
          </table:table-cell>
        </table:table-row>
        <table:table-row table:style-name="TableRow531">
          <table:table-cell table:style-name="TableCell532">
            <text:p text:style-name="P533">Stun</text:p>
          </table:table-cell>
          <table:table-cell table:style-name="TableCell534">
            <text:p text:style-name="P535">Unable to act in any normal way</text:p>
          </table:table-cell>
          <table:table-cell table:style-name="TableCell536">
            <text:p text:style-name="P537"/>
          </table:table-cell>
        </table:table-row>
        <table:table-row table:style-name="TableRow538">
          <table:table-cell table:style-name="TableCell539">
            <text:p text:style-name="P540">Bleeding</text:p>
          </table:table-cell>
          <table:table-cell table:style-name="TableCell541">
            <text:p text:style-name="P542">-1 HP when a hit deals damage to you</text:p>
          </table:table-cell>
          <table:table-cell table:style-name="TableCell543">
            <text:p text:style-name="P544">Can be dispelled with any form of heal</text:p>
          </table:table-cell>
        </table:table-row>
        <table:table-row table:style-name="TableRow545">
          <table:table-cell table:style-name="TableCell546">
            <text:p text:style-name="P547">Reductions</text:p>
          </table:table-cell>
          <table:table-cell table:style-name="TableCell548">
            <text:p text:style-name="P549">Can reduce defense, AP, stats etc.</text:p>
          </table:table-cell>
          <table:table-cell table:style-name="TableCell550">
            <text:p text:style-name="P551"/>
          </table:table-cell>
        </table:table-row>
        <table:table-row table:style-name="TableRow552">
          <table:table-cell table:style-name="TableCell553">
            <text:p text:style-name="P554">Burn</text:p>
          </table:table-cell>
          <table:table-cell table:style-name="TableCell555">
            <text:p text:style-name="P556">2 fire damage at the end of your turn</text:p>
          </table:table-cell>
          <table:table-cell table:style-name="TableCell557">
            <text:p text:style-name="P558">Water or some other method to extinguish</text:p>
          </table:table-cell>
        </table:table-row>
        <table:table-row table:style-name="TableRow559">
          <table:table-cell table:style-name="TableCell560">
            <text:p text:style-name="P561">Shocked</text:p>
          </table:table-cell>
          <table:table-cell table:style-name="TableCell562">
            <text:p text:style-name="P563">-4 to all rolls</text:p>
          </table:table-cell>
          <table:table-cell table:style-name="TableCell564">
            <text:p text:style-name="P565"/>
          </table:table-cell>
        </table:table-row>
        <table:table-row table:style-name="TableRow566">
          <table:table-cell table:style-name="TableCell567">
            <text:p text:style-name="P568">Frozen</text:p>
          </table:table-cell>
          <table:table-cell table:style-name="TableCell569">
            <text:p text:style-name="P570">Unable to act in any normal way. 100% resistance to fire.</text:p>
          </table:table-cell>
          <table:table-cell table:style-name="TableCell571">
            <text:p text:style-name="P572">Fire or some other method to melt</text:p>
          </table:table-cell>
        </table:table-row>
        <table:table-row table:style-name="TableRow573">
          <table:table-cell table:style-name="TableCell574">
            <text:p text:style-name="P575">Wet</text:p>
          </table:table-cell>
          <table:table-cell table:style-name="TableCell576">
            <text:p text:style-name="P577">All lightning attack hits are considered critical hits. +4 fire defense.</text:p>
          </table:table-cell>
          <table:table-cell table:style-name="TableCell578">
            <text:p text:style-name="P579">Dispels after combat or taking fire damage</text:p>
          </table:table-cell>
        </table:table-row>
        <table:table-row table:style-name="TableRow580">
          <table:table-cell table:style-name="TableCell581">
            <text:p text:style-name="P582">Oily</text:p>
          </table:table-cell>
          <table:table-cell table:style-name="TableCell583">
            <text:p text:style-name="P584">All fire attack hits are considered critical hits. +4 dodge.</text:p>
          </table:table-cell>
          <table:table-cell table:style-name="TableCell585">
            <text:p text:style-name="P586">Dispels after combat or taking fire damage</text:p>
          </table:table-cell>
        </table:table-row>
      </table:table>
      <text:p text:style-name="P587">Knockback</text:p>
      <text:p text:style-name="P588">Knockback effect forcefully moves a unit. If a unit hits<text:s/>a square with other unit(s) mid-flight, all units will be stunned for 1 turn and take damage equal to remaining knockback squares. If the units in that square can’t all be there, the target of the attack will fly<text:s/>back the same way until there’s a square to land on. If there are multiple units in the square where a unit gets hit by knockback, other units in that square are ignored (unless they are also hit). In case of diagonal knockback, the target moves from square to square diagonally, but distance is halved (rounded up).<text:s/>If the knockback angle isn’t divisible by 90⁰,<text:s/>the knockback is towards the closest straight direction.</text:p>
      <text:p text:style-name="P589">Loot</text:p>
      <text:p text:style-name="P590">Each<text:s/>enemy can drop loot when killed. You must roll a d6 on the loot chart and add -1/0/1/4 to the roll depending on the enemy tier.</text:p>
      <table:table table:style-name="Table591">
        <table:table-columns>
          <table:table-column table:style-name="TableColumn592"/>
          <table:table-column table:style-name="TableColumn593"/>
        </table:table-columns>
        <table:table-row table:style-name="TableRow594">
          <table:table-cell table:style-name="TableCell595">
            <text:p text:style-name="P596">1</text:p>
          </table:table-cell>
          <table:table-cell table:style-name="TableCell597">
            <text:p text:style-name="P598">5+(dungeon level)*5 gold</text:p>
          </table:table-cell>
        </table:table-row>
        <table:table-row table:style-name="TableRow599">
          <table:table-cell table:style-name="TableCell600">
            <text:p text:style-name="P601">2</text:p>
          </table:table-cell>
          <table:table-cell table:style-name="TableCell602">
            <text:p text:style-name="P603">Remains of that enemy</text:p>
          </table:table-cell>
        </table:table-row>
        <table:table-row table:style-name="TableRow604">
          <table:table-cell table:style-name="TableCell605">
            <text:p text:style-name="P606">3</text:p>
          </table:table-cell>
          <table:table-cell table:style-name="TableCell607">
            <text:p text:style-name="P608">D2 Mana potions</text:p>
          </table:table-cell>
        </table:table-row>
        <table:table-row table:style-name="TableRow609">
          <table:table-cell table:style-name="TableCell610">
            <text:p text:style-name="P611">4</text:p>
          </table:table-cell>
          <table:table-cell table:style-name="TableCell612">
            <text:p text:style-name="P613">D2 Health potions</text:p>
          </table:table-cell>
        </table:table-row>
        <table:table-row table:style-name="TableRow614">
          <table:table-cell table:style-name="TableCell615">
            <text:p text:style-name="P616">5</text:p>
          </table:table-cell>
          <table:table-cell table:style-name="TableCell617">
            <text:p text:style-name="P618">Two pieces of remains of that<text:s/>enemy</text:p>
          </table:table-cell>
        </table:table-row>
        <table:table-row table:style-name="TableRow619">
          <table:table-cell table:style-name="TableCell620">
            <text:p text:style-name="P621">6</text:p>
          </table:table-cell>
          <table:table-cell table:style-name="TableCell622">
            <text:p text:style-name="P623">Common armor</text:p>
          </table:table-cell>
        </table:table-row>
        <table:table-row table:style-name="TableRow624">
          <table:table-cell table:style-name="TableCell625">
            <text:p text:style-name="P626">7</text:p>
          </table:table-cell>
          <table:table-cell table:style-name="TableCell627">
            <text:p text:style-name="P628">Common weapon</text:p>
          </table:table-cell>
        </table:table-row>
        <table:table-row table:style-name="TableRow629">
          <table:table-cell table:style-name="TableCell630">
            <text:p text:style-name="P631">8</text:p>
          </table:table-cell>
          <table:table-cell table:style-name="TableCell632">
            <text:p text:style-name="P633">Uncommon weapon or armor (random)</text:p>
          </table:table-cell>
        </table:table-row>
        <table:table-row table:style-name="TableRow634">
          <table:table-cell table:style-name="TableCell635">
            <text:p text:style-name="P636">9</text:p>
          </table:table-cell>
          <table:table-cell table:style-name="TableCell637">
            <text:p text:style-name="P638">Rare armor</text:p>
          </table:table-cell>
        </table:table-row>
        <table:table-row table:style-name="TableRow639">
          <table:table-cell table:style-name="TableCell640">
            <text:p text:style-name="P641">10</text:p>
          </table:table-cell>
          <table:table-cell table:style-name="TableCell642">
            <text:p text:style-name="P643">Rare weapon</text:p>
          </table:table-cell>
        </table:table-row>
      </table:table>
      <text:p text:style-name="P644">Potions</text:p>
      <text:p text:style-name="P645">Potions heal 5+(level)*3 health/mana.</text:p>
      <text:p text:style-name="P646"/>
      <text:p text:style-name="P647"/>
      <text:p text:style-name="P648"/>
      <text:p text:style-name="P649"/>
      <text:p text:style-name="P650"/>
      <text:p text:style-name="P651"/>
      <text:p text:style-name="P652"/>
      <text:p text:style-name="P653"/>
      <text:p text:style-name="P654"/>
      <text:h text:style-name="P655" text:outline-level="1">Experience and leveling up</text:h>
      <text:p text:style-name="P656">You can gain experience by completing quests.</text:p>
      <text:p text:style-name="P657">Leveling up</text:p>
      <text:p text:style-name="P658">There are no<text:s/>traditional levels. You start with 6 points in each attribute. The chart below will tell you the experience needed for each even level. Odd levels cost as much as the previous even level.</text:p>
      <table:table table:style-name="Table659">
        <table:table-columns>
          <table:table-column table:style-name="TableColumn660"/>
          <table:table-column table:style-name="TableColumn661"/>
          <table:table-column table:style-name="TableColumn662"/>
          <table:table-column table:style-name="TableColumn663"/>
          <table:table-column table:style-name="TableColumn664"/>
          <table:table-column table:style-name="TableColumn665"/>
          <table:table-column table:style-name="TableColumn666"/>
          <table:table-column table:style-name="TableColumn667"/>
          <table:table-column table:style-name="TableColumn668"/>
          <table:table-column table:style-name="TableColumn669"/>
        </table:table-columns>
        <table:table-row table:style-name="TableRow670">
          <table:table-cell table:style-name="TableCell671">
            <text:p text:style-name="P672">Attribute costs</text:p>
          </table:table-cell>
          <table:table-cell table:style-name="TableCell673">
            <text:p text:style-name="P674">6</text:p>
          </table:table-cell>
          <table:table-cell table:style-name="TableCell675">
            <text:p text:style-name="P676">8</text:p>
          </table:table-cell>
          <table:table-cell table:style-name="TableCell677">
            <text:p text:style-name="P678">10</text:p>
          </table:table-cell>
          <table:table-cell table:style-name="TableCell679">
            <text:p text:style-name="P680">12</text:p>
          </table:table-cell>
          <table:table-cell table:style-name="TableCell681">
            <text:p text:style-name="P682">14</text:p>
          </table:table-cell>
          <table:table-cell table:style-name="TableCell683">
            <text:p text:style-name="P684">16</text:p>
          </table:table-cell>
          <table:table-cell table:style-name="TableCell685">
            <text:p text:style-name="P686">18</text:p>
          </table:table-cell>
          <table:table-cell table:style-name="TableCell687">
            <text:p text:style-name="P688">20</text:p>
          </table:table-cell>
          <table:table-cell table:style-name="TableCell689">
            <text:p text:style-name="P690">22</text:p>
          </table:table-cell>
        </table:table-row>
        <table:table-row table:style-name="TableRow691">
          <table:table-cell table:style-name="TableCell692">
            <text:p text:style-name="P693">Weak</text:p>
          </table:table-cell>
          <table:table-cell table:style-name="TableCell694">
            <text:p text:style-name="P695">5</text:p>
          </table:table-cell>
          <table:table-cell table:style-name="TableCell696">
            <text:p text:style-name="P697">7</text:p>
          </table:table-cell>
          <table:table-cell table:style-name="TableCell698">
            <text:p text:style-name="P699">10</text:p>
          </table:table-cell>
          <table:table-cell table:style-name="TableCell700">
            <text:p text:style-name="P701">13</text:p>
          </table:table-cell>
          <table:table-cell table:style-name="TableCell702">
            <text:p text:style-name="P703">16</text:p>
          </table:table-cell>
          <table:table-cell table:style-name="TableCell704">
            <text:p text:style-name="P705">20</text:p>
          </table:table-cell>
          <table:table-cell table:style-name="TableCell706">
            <text:p text:style-name="P707">25</text:p>
          </table:table-cell>
          <table:table-cell table:style-name="TableCell708">
            <text:p text:style-name="P709">35</text:p>
          </table:table-cell>
          <table:table-cell table:style-name="TableCell710">
            <text:p text:style-name="P711">50</text:p>
          </table:table-cell>
        </table:table-row>
        <table:table-row table:style-name="TableRow712">
          <table:table-cell table:style-name="TableCell713">
            <text:p text:style-name="P714">Regular</text:p>
          </table:table-cell>
          <table:table-cell table:style-name="TableCell715">
            <text:p text:style-name="P716">4</text:p>
          </table:table-cell>
          <table:table-cell table:style-name="TableCell717">
            <text:p text:style-name="P718">6</text:p>
          </table:table-cell>
          <table:table-cell table:style-name="TableCell719">
            <text:p text:style-name="P720">8</text:p>
          </table:table-cell>
          <table:table-cell table:style-name="TableCell721">
            <text:p text:style-name="P722">10</text:p>
          </table:table-cell>
          <table:table-cell table:style-name="TableCell723">
            <text:p text:style-name="P724">13</text:p>
          </table:table-cell>
          <table:table-cell table:style-name="TableCell725">
            <text:p text:style-name="P726">16</text:p>
          </table:table-cell>
          <table:table-cell table:style-name="TableCell727">
            <text:p text:style-name="P728">20</text:p>
          </table:table-cell>
          <table:table-cell table:style-name="TableCell729">
            <text:p text:style-name="P730">25</text:p>
          </table:table-cell>
          <table:table-cell table:style-name="TableCell731">
            <text:p text:style-name="P732">35</text:p>
          </table:table-cell>
        </table:table-row>
        <table:table-row table:style-name="TableRow733">
          <table:table-cell table:style-name="TableCell734">
            <text:p text:style-name="P735">Strong</text:p>
          </table:table-cell>
          <table:table-cell table:style-name="TableCell736">
            <text:p text:style-name="P737">4</text:p>
          </table:table-cell>
          <table:table-cell table:style-name="TableCell738">
            <text:p text:style-name="P739">5</text:p>
          </table:table-cell>
          <table:table-cell table:style-name="TableCell740">
            <text:p text:style-name="P741">6</text:p>
          </table:table-cell>
          <table:table-cell table:style-name="TableCell742">
            <text:p text:style-name="P743">8</text:p>
          </table:table-cell>
          <table:table-cell table:style-name="TableCell744">
            <text:p text:style-name="P745">10</text:p>
          </table:table-cell>
          <table:table-cell table:style-name="TableCell746">
            <text:p text:style-name="P747">13</text:p>
          </table:table-cell>
          <table:table-cell table:style-name="TableCell748">
            <text:p text:style-name="P749">16</text:p>
          </table:table-cell>
          <table:table-cell table:style-name="TableCell750">
            <text:p text:style-name="P751">20</text:p>
          </table:table-cell>
          <table:table-cell table:style-name="TableCell752">
            <text:p text:style-name="P753">30</text:p>
          </table:table-cell>
        </table:table-row>
      </table:table>
      <text:p text:style-name="P754">Additionally, players will start with some experience, depending on the number of players. This is just a recommendation and can be adjusted to your liking.</text:p>
      <table:table table:style-name="Table755">
        <table:table-columns>
          <table:table-column table:style-name="TableColumn756"/>
          <table:table-column table:style-name="TableColumn757"/>
        </table:table-columns>
        <table:table-row table:style-name="TableRow758">
          <table:table-cell table:style-name="TableCell759">
            <text:p text:style-name="P760">Players</text:p>
          </table:table-cell>
          <table:table-cell table:style-name="TableCell761">
            <text:p text:style-name="P762">Starting experience</text:p>
          </table:table-cell>
        </table:table-row>
        <table:table-row table:style-name="TableRow763">
          <table:table-cell table:style-name="TableCell764">
            <text:p text:style-name="P765">1</text:p>
          </table:table-cell>
          <table:table-cell table:style-name="TableCell766">
            <text:p text:style-name="P767">50</text:p>
          </table:table-cell>
        </table:table-row>
        <table:table-row table:style-name="TableRow768">
          <table:table-cell table:style-name="TableCell769">
            <text:p text:style-name="P770">2</text:p>
          </table:table-cell>
          <table:table-cell table:style-name="TableCell771">
            <text:p text:style-name="P772">30</text:p>
          </table:table-cell>
        </table:table-row>
        <table:table-row table:style-name="TableRow773">
          <table:table-cell table:style-name="TableCell774">
            <text:p text:style-name="P775">3</text:p>
          </table:table-cell>
          <table:table-cell table:style-name="TableCell776">
            <text:p text:style-name="P777">15</text:p>
          </table:table-cell>
        </table:table-row>
        <table:table-row table:style-name="TableRow778">
          <table:table-cell table:style-name="TableCell779">
            <text:p text:style-name="P780">4</text:p>
          </table:table-cell>
          <table:table-cell table:style-name="TableCell781">
            <text:p text:style-name="P782">10</text:p>
          </table:table-cell>
        </table:table-row>
      </table:table>
      <text:p text:style-name="P783"/>
      <text:p text:style-name="P7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Verdana" svg:font-family="Verdana" style:font-family-generic="swiss" style:font-pitch="variable" svg:panose-1="2 11 6 4 3 5 4 4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Otsikko1" style:display-name="Otsikko 1" style:family="paragraph" style:parent-style-name="Heading" style:next-style-name="Textbody" style:default-outline-level="1">
      <style:text-properties fo:font-weight="bold" style:font-weight-asian="bold" style:font-weight-complex="bold" fo:hyphenate="false"/>
    </style:style>
    <style:style style:name="Otsikko2" style:display-name="Otsikk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ali" style:display-name="Normaali" style:family="paragraph">
      <style:text-properties fo:hyphenate="false"/>
    </style:style>
    <style:style style:name="Kappaleenoletusfontti" style:display-name="Kappaleen oletusfontt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uettelo" style:display-name="Luettelo" style:family="paragraph" style:parent-style-name="Textbody">
      <style:text-properties fo:hyphenate="false"/>
    </style:style>
    <style:style style:name="Kuvaotsikko" style:display-name="Kuvaotsikko"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Otsikko" style:display-name="Otsikko" style:family="paragraph" style:parent-style-name="Normaali" style:next-style-name="Normaali">
      <style:text-properties style:font-name="Calibri Light" style:font-name-asian="Yu Gothic Light" style:font-name-complex="Times New Roman" fo:letter-spacing="-0.0069in" fo:font-size="28pt" style:font-size-asian="28pt" style:font-size-complex="28pt" fo:hyphenate="false"/>
    </style:style>
    <style:style style:name="OtsikkoChar" style:display-name="Otsikko Char" style:family="text" style:parent-style-name="Kappaleenoletusfontti">
      <style:text-properties style:font-name="Calibri Light" style:font-name-asian="Yu Gothic Light"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ope Uotila</dc:creator>
    <meta:creation-date>2009-04-16T11:32:00Z</meta:creation-date>
    <dc:date>2017-10-08T15:03:00Z</dc:date>
    <meta:template xlink:href="Normal.dotm" xlink:type="simple"/>
    <meta:editing-cycles>62</meta:editing-cycles>
    <meta:editing-duration>PT141720S</meta:editing-duration>
    <meta:user-defined meta:name="Info 1"/>
    <meta:user-defined meta:name="Info 2"/>
    <meta:user-defined meta:name="Info 3"/>
    <meta:user-defined meta:name="Info 4"/>
    <meta:document-statistic meta:page-count="8" meta:paragraph-count="28" meta:word-count="1546" meta:character-count="14045" meta:row-count="104" meta:non-whitespace-character-count="12527"/>
  </office:meta>
</office:document-meta>
</file>